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break-before="page">
        <style:tab-stops>
          <style:tab-stop style:position="4.503cm"/>
        </style:tab-stops>
      </style:paragraph-properties>
    </style:style>
    <style:style style:name="P5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6" style:family="paragraph" style:parent-style-name="Normal">
      <style:paragraph-properties fo:margin-left="0.635cm" fo:margin-right="0cm" fo:text-indent="-0.635cm" style:auto-text-indent="false">
        <style:tab-stops>
          <style:tab-stop style:position="4.761cm"/>
          <style:tab-stop style:position="6.662cm"/>
        </style:tab-stops>
      </style:paragraph-properties>
    </style:style>
    <style:style style:name="P7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5.547cm"/>
        </style:tab-stops>
      </style:paragraph-properties>
    </style:style>
    <style:style style:name="P8" style:family="paragraph" style:parent-style-name="Normal">
      <style:paragraph-properties fo:margin-left="0cm" fo:margin-right="0cm" fo:text-indent="0.635cm" style:auto-text-indent="false">
        <style:tab-stops>
          <style:tab-stop style:position="3.194cm"/>
          <style:tab-stop style:position="5.249cm"/>
        </style:tab-stops>
      </style:paragraph-properties>
    </style:style>
    <style:style style:name="P9" style:family="paragraph" style:parent-style-name="Heading_20_1" style:master-page-name="MP0">
      <style:paragraph-properties style:page-number="auto"/>
    </style:style>
    <style:style style:name="P10" style:family="paragraph" style:parent-style-name="Heading_20_2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CALENI DE AFFECTUUM RENI-<text:line-break/>BUS INSIDENTIUM DIGNOTIONE<text:line-break/>ET CURATIONE LIBER AD-<text:line-break/>SCRIPTITIUS.</text:h>
      <text:h text:style-name="Heading_20_2" text:outline-level="2">C a p u t I.</text:h>
      <text:p text:style-name="Normal"><text:span text:style-name="Default_20_Paragraph_20_Font"><text:span text:style-name="T1">De renum substantia.</text:span></text:span></text:p>
      <text:p text:style-name="P1">Substantia renum propria nullique alteri parti com-<text:line-break/>munis ex febris et carne constructa est, carne, inquam,<text:line-break/>densa. Talis autem creata est, ut qui fanguis ad renes<text:line-break/>defertur haud facile defluat, effundatur abeatque cum</text:p>
      <text:p text:style-name="P3"><text:span text:style-name="Default_20_Paragraph_20_Font"><text:span text:style-name="T3">urina. Ipfa carnosa substantia multos habet in fe valvu-<text:line-break/>los: et quia in singulis substantiae valvulis calculi ple-<text:line-break/>rumque gignuntur, propterea graves in eis oriuntur d</text:span></text:span><text:span text:style-name="Default_20_Paragraph_20_Font"><text:span text:style-name="T2">o</text:span></text:span><text:span text:style-name="Default_20_Paragraph_20_Font"><text:span text:style-name="T3">lo-<text:line-break/>res. Atque haec de. renum substantia dieta funt.</text:span></text:span></text:p>
      <text:p text:style-name="Normal"><text:span text:style-name="Default_20_Paragraph_20_Font"><text:span text:style-name="T3">n</text:span></text:span><text:span text:style-name="Default_20_Paragraph_20_Font"><text:span text:style-name="T2">e renum sigura.</text:span></text:span></text:p>
      <text:p text:style-name="P1"><text:span text:style-name="Default_20_Paragraph_20_Font"><text:span text:style-name="T3">Figuram autem habent renes sigmoideam, in medio<text:line-break/>cavitas existit, .quae per venas et arterlas ferc</text:span></text:span><text:span text:style-name="Default_20_Paragraph_20_Font"><text:span text:style-name="T2">t</text:span></text:span><text:span text:style-name="Default_20_Paragraph_20_Font"><text:span text:style-name="T3">um exere-<text:line-break/>mentum excipit. Nam ad renes non solae majores venae,<text:line-break/>quarum aliae in cavitatem inferuntur, aliae in -membra-<text:line-break/>nam ipsos circuintegentem , fed et alia vascula capilla</text:span></text:span><text:span text:style-name="Default_20_Paragraph_20_Font"><text:span text:style-name="T2">c</text:span></text:span><text:span text:style-name="Default_20_Paragraph_20_Font"><text:span text:style-name="T3">ia<text:line-break/>deferuntur. Cur ren dexter sublimior et sinister demissior?<text:line-break/>Ne in functione alter attrahat, alter alio rapiat. Qua in<text:line-break/>parte corporis siti funt? Siti funt ad spinam renes paulo<text:line-break/>altius quam ilia. Ex his autem oriuntur ureteres qui<text:line-break/>urinam in vesicam deducunt. Ureterum substantia pro-<text:line-break/>pria est nullique alteri parti communis. Cur non unicus,</text:span></text:span></text:p>
      <text:p text:style-name="P3">sed duo renes a natura proCreati suntï Quod serosum<text:line-break/>excrementum alia corporis excrementa ubertate exsuperet<text:line-break/>ipsisque renibus usus sit serosum id excrementum attra-<text:line-break/>here. Scire namque oportet a cava venam descendentem<text:line-break/>ad partes inseriores deferri duosque in ramos eam se-<text:line-break/>cari; atque eorum alterum furfum, alterum deorsum de-<text:line-break/>currere. Qui deorsum abit, rurfum tres in venas mani-<text:line-break/>feste dividitur. Prior enim cruralia ad crura; altera pu..,<text:line-break/>denda ad testeS ; posterior renaliS ad renes porrigitur.<text:line-break/>Procedunt quoque e corde arteriae, quae serosum exere-<text:line-break/>mentum caloremque eiaculantur, ut ab eiS renes calefiant.<text:line-break/>Quandoquidem reneS ex feroso excremento sunt frigent-<text:line-break/>que ut lien ex melancholico humore ob idque a dictis<text:line-break/>arteriiS calor renibus Suggeritur ut eorum frigus evinceret.<text:line-break/>Postquam vero ferosum id excrementum renes attraxerunt,<text:line-break/>utilem sanguinem retinent ex eoque nutriuntur; serosum<text:line-break/>autem excrementum tanquam inutile ab excretrice facul-<text:line-break/>tate expellitur. Sed quamdiu in venis et arteriiS cum</text:p>
      <text:p text:style-name="P3"><text:span text:style-name="Default_20_Paragraph_20_Font"><text:span text:style-name="T3">sanguine moratur scro</text:span></text:span><text:span text:style-name="Default_20_Paragraph_20_Font"><text:span text:style-name="T2">t</text:span></text:span><text:span text:style-name="Default_20_Paragraph_20_Font"><text:span text:style-name="T3">um excrementum dicitur ; . quum<text:line-break/>autem ex his expulsum est urina nominatur. Proinde<text:line-break/>quod in sanguine utile est hi retinent, ex eoque nutriun-<text:line-break/>tu</text:span></text:span><text:span text:style-name="Default_20_Paragraph_20_Font"><text:span text:style-name="T2">s</text:span></text:span><text:span text:style-name="Default_20_Paragraph_20_Font"><text:span text:style-name="T3">; quod vero inutile, id expellunt. Et quemadmodum<text:line-break/>vesicata Pellis bile oblectatur et lien humore melancholico :<text:line-break/>sic et hi renes serofo excremento.</text:span></text:span></text:p>
      <text:p text:style-name="Normal"><text:span text:style-name="Default_20_Paragraph_20_Font"><text:span text:style-name="T3">D</text:span></text:span><text:span text:style-name="Default_20_Paragraph_20_Font"><text:span text:style-name="T2">e renum act</text:span></text:span><text:span text:style-name="Default_20_Paragraph_20_Font"><text:span text:style-name="T3">i</text:span></text:span><text:span text:style-name="Default_20_Paragraph_20_Font"><text:span text:style-name="T2">one.</text:span></text:span></text:p>
      <text:p text:style-name="P1"><text:span text:style-name="Default_20_Paragraph_20_Font"><text:span text:style-name="T3">Renibus functio est fero </text:span></text:span><text:span text:style-name="Default_20_Paragraph_20_Font"><text:span text:style-name="T2">t</text:span></text:span><text:span text:style-name="Default_20_Paragraph_20_Font"><text:span text:style-name="T3">u m humorem a sanguine fe-<text:line-break/>cernere et percolere. Atque hic quidam functionis eorum<text:line-break/>usus est,. At non fotum renis, fed et cujusque partis fun-<text:line-break/>otio perquiritur; quum enim ea laeditur quae fit pars<text:line-break/>affecta ipsa indicat.</text:span></text:span></text:p>
      <text:h text:style-name="Heading_20_2" text:outline-level="2"><text:span text:style-name="Default_20_Paragraph_20_Font">C a p u t II.</text:span></text:h>
      <text:p text:style-name="P1"><text:span text:style-name="Default_20_Paragraph_20_Font"><text:span text:style-name="T3">omnis ipsius renis affectus nephritis dicitur sive simi-<text:line-break/>taris sit sive organicos sive communis ; proprie tamen<text:line-break/>nephritis lithiasis appellatur.</text:span></text:span></text:p>
      <text:p text:style-name="P4"><text:span text:style-name="Default_20_Paragraph_20_Font"><text:span text:style-name="T2">calculi causue.<text:tab/>si</text:span></text:span></text:p>
      <text:p text:style-name="P1"><text:span text:style-name="Default_20_Paragraph_20_Font"><text:span text:style-name="T3">Calculi vero causae quatuor funt, efficiens, materialis,<text:line-break/>instrumentalis et finalis. Hoc ab externis rebus ediscis:<text:line-break/>quod res externae aut frigus aut calor lapidis concretio-<text:line-break/>nem efficiant ; quemadmodum in cuniculis et canalibus<text:line-break/>quum calor ex materia minime perflata exsuscitatur; vel-<text:line-break/>uti etiam quum aqua in canali substat, calor praeter na-<text:line-break/>tutam accenditur. Hoc autem calore tenuem coenosae<text:line-break/>aquae portionem discutiente crassior portio in terram du-<text:line-break/>refcit eoque manens in alveo substantiae lapidis adlicitur<text:line-break/>atque ita lapis procreatur. Aliud etiam manifestum sit<text:line-break/>exemplum. In lebete saepenumero lapides coalescere con-<text:line-break/>fpicimus tenuiore aquae portione absumta , terrestri vero<text:line-break/>et crassiore permanente, quae sic lebetis aut alterius ae-<text:line-break/>ris substantiae adhaerescit lapisque procreatur. ln nobis<text:line-break/>autem frigus lapidem non construit. Fieri siquidem ne-<text:line-break/>quit ut vivo in corpore tantum frigus stabuletur, ut iris.<text:line-break/>gus lapidem in nobis construere valeat, ut in externis re-</text:span></text:span></text:p>
      <text:p text:style-name="P3"><text:span text:style-name="Default_20_Paragraph_20_Font"><text:span text:style-name="T3">bus accidere cernimus. At a calore in nobis generatur<text:line-break/>lapis eoque. vel vehementi vel tepido. Enimvero si crassa<text:line-break/>sit materia, tunc sufficere . potest et tepidus et moderatus<text:line-break/>et qui naturalis est ipsa calor ad hanc materiam firmatus<text:line-break/>dam ac terrae modo indurandam; ut crassa namque ad<text:line-break/>lapidis procreationem idonea .esu Sin tenuior sit., tum<text:line-break/>plane vehementiori indiget calore , tum eo qui fecundum<text:line-break/>naturam tum qui praeter naturam est, quo. ipsa in terram<text:line-break/>concrescat. Solet enim calor tenuiorem ipsius materiae<text:line-break/>portionem discutere atque ita prout valuerit, lapidem ef-<text:line-break/>formare. Ideoque simpliciter a calore sit in nobis calco-<text:line-break/>lus. Materiatis vero causa aut crassius aut lentus humor<text:line-break/>est aut uterque. lnstrumentalis autem cau</text:span></text:span><text:span text:style-name="Default_20_Paragraph_20_Font"><text:span text:style-name="T2">t</text:span></text:span><text:span text:style-name="Default_20_Paragraph_20_Font"><text:span text:style-name="T3">a est ren aut<text:line-break/>vesica aut alia para idonea. Finalis denique praeter ipfum<text:line-break/>lapidem nulla hic dicenda esu Qui fanguis in ipsus re-<text:line-break/>nes fertur aut seipsa crassior est aut ei plus inest pituitae<text:line-break/>aut humoris melancholici aut flavae. bilis. Ad eos autem<text:line-break/>per venas . et arterias vel in cavitatem vel substantiam de-<text:line-break/>ducitur eoque deductus si quantitate aut qualitate aut.</text:span></text:span></text:p>
      <text:p text:style-name="P3"><text:span text:style-name="Default_20_Paragraph_20_Font"><text:span text:style-name="T3">consistentia excedat, obturatur, remoratur caloremque<text:line-break/>praeter naturam color amplius incrassat, agglutinat, torret<text:line-break/>vehementius et in ter</text:span></text:span><text:span text:style-name="Default_20_Paragraph_20_Font"><text:span text:style-name="T2">r</text:span></text:span><text:span text:style-name="Default_20_Paragraph_20_Font"><text:span text:style-name="T3">eam substantiam humorem illum<text:line-break/>immutat lapidemque efformat. At quicunque arbitrantur<text:line-break/>in ventriculo creari calculos; in sola ad ureteres traje-<text:line-break/>ctione doloribus cruciari laborantes asserunt.^ Qui vero -<text:line-break/>in ipfa renum carne calculos quemadmodum in arthriticis<text:line-break/>nodos gigni existimant, non in sola trajeetione, verum<text:line-break/>etiam quo tempore ibi gerantur et quo in renum ventri-<text:line-break/>culum transseruntur , calculosos doloribus affici profiten-<text:line-break/>tur. Fieri vero utroque modo potest, quum lentus craf-<text:line-break/>susque humor in ipsis aliquo tempore terretur mrefcitque.<text:line-break/>Demonstratum enim est in -libris de naturalibus faeulta-<text:line-break/>tibus renem ad se trahere quidquid in venis scro</text:span></text:span><text:span text:style-name="Default_20_Paragraph_20_Font"><text:span text:style-name="T2">t</text:span></text:span><text:span text:style-name="Default_20_Paragraph_20_Font"><text:span text:style-name="T3">um ac<text:line-break/>tenue sanguini permixtum est. Quum enim ejusmodi mea-<text:line-break/>tus in ejus ventriculum illud transfundunt latiusque ape-<text:line-break/>riuntur, crassius quiddam una colatur, quod in renis ven-<text:line-break/>triculo torrefactum arefectumque lapidosam concretionem</text:span></text:span></text:p>
      <text:p text:style-name="P3"><text:span text:style-name="Default_20_Paragraph_20_Font"><text:span text:style-name="T3">assequitur. Si itaque renis facultas excretrix id omnes<text:line-break/>per urinas expulerit , arenosum in ipsis sediruentum crea-<text:line-break/>tur. Si vero id impactum et solutu difficile sit; quod<text:line-break/>renis ventriculo excipitur, ad eum aliud consimile ex<text:line-break/>vena cava scaturiens majus dat incrementum : obducitur<text:line-break/>namque continuo ab eo quod assuit, id quod prius stabu-<text:line-break/>latum est; atque ita calculus magnitudine insignis coag-<text:line-break/>mentatur. Ad hoc quoque potissimum juvat renum ipsc-<text:line-break/>rum temperamentum, quum videlicet igneus et acris sue-<text:line-break/>rit naturalis calor. At si laxior quidem sit ad renem a<text:line-break/>cava vena ductus emulgens, fluidus vero fanguis neque<text:line-break/>crassius neque lentus, cruenta hoc modo redditur urina.<text:line-break/>Si itaque ex pituita fala lenta et crassa concretio fiat,<text:line-break/>tophaceorum et calculoforum quae in renibus coguntur<text:line-break/>corporum cinereus inerit color. Colore consimiles in<text:line-break/>aquis vividis si tepidiores contemperatis sint, coagmentari<text:line-break/>lapides conspiciuntur. Iisdem itaque causis pueri in ve-</text:span></text:span></text:p>
      <text:p text:style-name="P3"><text:span text:style-name="Default_20_Paragraph_20_Font"><text:span text:style-name="T3">sica, juvenes vero in renibus calculos procreare detegun-<text:line-break/>tur. Quum enim. pueris functiones omnes naturales va-<text:line-break/>sidae sint, crassior humorum portio eis fusa ac dissoluta<text:line-break/>est. Ea vero contra aetate provectis quum functiones<text:line-break/>imbecillae luat, coacta. sistitur. Apparet autem id quoque<text:line-break/>lu externis quae naturali constitutione crassa tenues quos-<text:line-break/>dam meatus trajicere decernimus. llla siquidem quum a<text:line-break/>calore fusa aut liquata sunt, facili celeritati pervadunt;<text:line-break/>minime vero fusa haud exeunt. Hujusmodi materiae ereat-<text:line-break/>pla nobis funt pix, resina, sebum, cera atque mel. Quum<text:line-break/>itaque pueri multum calidi innati validasque functiones<text:line-break/>habeant, fusis in eis materiae crassamentum in renes de-<text:line-break/>labitur ob idque facile in vesicam detruditur, non parum<text:line-break/>etiam adiuvante ad traiectionis celeritatem ipso functionis<text:line-break/>robore. At enim in vesica existente frigida r quod mem-<text:line-break/>branofa sit paucoque sanguine irroretur quodque maximam<text:line-break/>in fe amplitudinem habeat, etiamnum coagmentatur con-<text:line-break/>crescitque trajectum in ipsam crassamentum, quod quem-</text:span></text:span></text:p>
      <text:p text:style-name="P3"><text:span text:style-name="Default_20_Paragraph_20_Font"><text:span text:style-name="T3">admodum paulo ante disserui, exordium ejusmodi conc.re-<text:line-break/>tionis fumis; quum diutius in vesica commoratum Len-<text:line-break/>tum siquidemxid: crassamentum ;mrt probabilius est, in<text:line-break/>pueris amativo ip forum- calore in unum coalescit, ooag-<text:line-break/>metuatur concresci tque. Addamus praeterea crassitudinis<text:line-break/>urinarum quaero pueris conspicitur lausam. Ea vero est<text:line-break/>tum ipsorum voracitas tum ab assumpto. cibo intempesti-<text:line-break/>vus motus, quo ludentes et saltantes agitantur.- In lacten-<text:line-break/>tihus autemetiamnum ipfa materia ad hoc contribuit. Ex<text:line-break/>adultis etiam qui casei similiumque esu uberius nutriun-<text:line-break/>tur, iis in .vesica. et renibus calculos fieri agnovimus. -Ita-<text:line-break/>que puerilis est vesicae morbuslithiafis. Haud enim potest<text:line-break/>tam angusta vesicae cervix iumajorllrus corporibus esse, -<text:line-break/>ut crassiorem numerem remoretur. t.Non tamen hoc etiam<text:line-break/>dumtaxat ad calculorum generationem idoneum conducere<text:line-break/>arbitrandum </text:span></text:span><text:span text:style-name="Default_20_Paragraph_20_Font"><text:span text:style-name="T2">est, t</text:span></text:span><text:span text:style-name="Default_20_Paragraph_20_Font"><text:span text:style-name="T3">est et intemperiem ita calidam, ut igneum<text:line-break/>calorem habeat , non temperatum aut moderatum. In<text:line-break/>puellis vesicae cervix ad vulvae collum i afa perstrata est,<text:line-break/>quae ita brevis simul est et lata ; ut per eam urinarum</text:span></text:span></text:p>
      <text:p text:style-name="P3"><text:span text:style-name="Default_20_Paragraph_20_Font"><text:span text:style-name="T3">crassamen ta facile cum lotis excernuntur, quae dum in<text:line-break/>pueris masculis retinentur, .ob cervicis vesicae tum longi-<text:line-break/>tudinem tum angustiam vesicae aestuanti ad calculorum<text:line-break/>generationem materiam praebent.</text:span></text:span></text:p>
      <text:h text:style-name="Heading_20_2" text:outline-level="2"><text:span text:style-name="Default_20_Paragraph_20_Font">Caput HI.</text:span></text:h>
      <text:p text:style-name="P1"><text:span text:style-name="Default_20_Paragraph_20_Font"><text:span text:style-name="T3">Signorum alia scientifica funt, alia artificialia, alia<text:line-break/>propria. Signum proprium constans ac perpetuum est,<text:line-break/>quod nullo medio morbum indicat, nimirum calculum in<text:line-break/>renibus, si arenae in matula subsideant, tunc plane digno-<text:line-break/>Icitur in renibus esse calculum. Ecce et proprium et<text:line-break/>certissimum signum. Quia vero implicantur affectus, com-<text:line-break/>munia quoque signa narrabimus. Communia signa haec<text:line-break/>sunt; si cruentae quae excernuntur urinae sint, id com-<text:line-break/>mune esse potest signum aut quod vasorum apertio sit vel<text:line-break/>ruptio vel erosio vel imbecillitas vel dilatatio vel quid<text:line-break/>aliud. Quod ruptio exquisiti et confertim fusi. sanguinis<text:line-break/>vacuationem moliatur. Apertio ver</text:span></text:span><text:span text:style-name="Default_20_Paragraph_20_Font"><text:span text:style-name="T2">o</text:span></text:span><text:span text:style-name="Default_20_Paragraph_20_Font"><text:span text:style-name="T3"> paulatim cedat et</text:span></text:span></text:p>
      <text:p text:style-name="P3"><text:span text:style-name="Default_20_Paragraph_20_Font"><text:span text:style-name="T3">tenuissimum trajiciat sanguinem et fubcruentam urinam<text:line-break/>efficiat-.. Si quocunque tempore et momento fanguis ef-<text:line-break/>fluat, imbecillitas est; si cum sanguine aliae quoque crassi-<text:line-break/>tudines excludantur , dilatatio; si aquosus sit sanguis ma-<text:line-break/>nifestum est certumque calculum consistere. Si qui Ian-<text:line-break/>gula excernitur sit crassius; manifestum est sanguinis crassi-<text:line-break/>tudinem in calculum violenta coactione in lapidem abi-<text:line-break/>turam esse. Nam in ea sanguinis evacuatione frigidam<text:line-break/>propinamus ut. coarctetur vena et arteria proindeque non<text:line-break/>alium amplius sanguinem f n renes devehat qui cogi possit.<text:line-break/>Profecto in his etiam curandis error fi- Nam venam<text:line-break/>coarctat frigida ut alium sanguinem inferre non sinant,<text:line-break/>quae sangui</text:span></text:span><text:span text:style-name="Default_20_Paragraph_20_Font"><text:span text:style-name="T2">n</text:span></text:span><text:span text:style-name="Default_20_Paragraph_20_Font"><text:span text:style-name="T3">is in renibus commorantis causa est; proinde<text:line-break/>si frigida exhibeas, venam- coarctabis, neque amplius Ian-<text:line-break/>gula. d evehetur , fed qui. jam his renibus illatus est, eun<text:line-break/>mox ferreum- induratus. Ex stupore cruris e directo dis-:<text:line-break/>cere poteris quis ren laboret, nam si dextri erutus stupor<text:line-break/>adsit, ren dexter aegrotat; si sinistri, sinister. Stupor au-:<text:line-break/>tem est .</text:span></text:span><text:span text:style-name="Default_20_Paragraph_20_Font"><text:span text:style-name="T2">s</text:span></text:span><text:span text:style-name="Default_20_Paragraph_20_Font"><text:span text:style-name="T3">entiendi . et movendi in parte . difficultas. Fit</text:span></text:span></text:p>
      <text:p text:style-name="P3"><text:span text:style-name="Default_20_Paragraph_20_Font"><text:span text:style-name="T3">autem quod vena quae ad partes inferiores fertur, triplici<text:line-break/>ramo dividatur. Prior cum, arteriis ad testiculos </text:span></text:span><text:span text:style-name="Default_20_Paragraph_20_Font"><text:span text:style-name="T2">r</text:span></text:span><text:span text:style-name="Default_20_Paragraph_20_Font"><text:span text:style-name="T3">et. ad<text:line-break/>vasa spermatica migrat; alter renes ingreditur; posterior<text:line-break/>lu crura distribuitur. Quum igitur in renibus calculus<text:line-break/>generatur, haec quoque simul patitur vena quae ad eruca<text:line-break/>descendit: .ah ipsa namque sunt unius propaginis ambae.<text:line-break/>Enimvero repletur vena quae ad crura porrigitur, ea vero<text:line-break/>repleta multoties nervum -aut masculum comprimit; quum<text:line-break/>nervus comprimitur, animalemfpiritum ad cruranon init-.<text:line-break/>fit, sensti erus privatur, stupor .oboritur. Ex testiculo fe-<text:line-break/>oundum rectitudinem retracto scire poteris quis ren assi-<text:line-break/>oratur; si namque dexter testiculus retrahatur, ren dexter<text:line-break/>aegrotat; si sinister, sinister.</text:span></text:span></text:p>
      <text:p text:style-name="P5"><text:span text:style-name="Default_20_Paragraph_20_Font"><text:span text:style-name="T2">Qu</text:span></text:span><text:span text:style-name="Default_20_Paragraph_20_Font"><text:span text:style-name="T3">o</text:span></text:span><text:span text:style-name="Default_20_Paragraph_20_Font"><text:span text:style-name="T2">d a</text:span></text:span><text:span text:style-name="Default_20_Paragraph_20_Font"><text:span text:style-name="T3"> j</text:span></text:span><text:span text:style-name="Default_20_Paragraph_20_Font"><text:span text:style-name="T2">ecore et corde serun</text:span></text:span><text:span text:style-name="Default_20_Paragraph_20_Font"><text:span text:style-name="T3">t</text:span></text:span><text:span text:style-name="Default_20_Paragraph_20_Font"><text:span text:style-name="T2">ur</text:span></text:span><text:span text:style-name="Default_20_Paragraph_20_Font"><text:span text:style-name="T3"> i</text:span></text:span><text:span text:style-name="Default_20_Paragraph_20_Font"><text:span text:style-name="T2">n rene</text:span></text:span><text:span text:style-name="Default_20_Paragraph_20_Font"><text:span text:style-name="T3">s </text:span></text:span><text:span text:style-name="Default_20_Paragraph_20_Font"><text:span text:style-name="T2">vena et arteria,<text:line-break/>ac</text:span></text:span><text:span text:style-name="Default_20_Paragraph_20_Font"><text:span text:style-name="T3"> i</text:span></text:span><text:span text:style-name="Default_20_Paragraph_20_Font"><text:span text:style-name="T2">n</text:span></text:span><text:span text:style-name="Default_20_Paragraph_20_Font"><text:span text:style-name="T3"> i</text:span></text:span><text:span text:style-name="Default_20_Paragraph_20_Font"><text:span text:style-name="T2">psum eoru</text:span></text:span><text:span text:style-name="Default_20_Paragraph_20_Font"><text:span text:style-name="T3">m </text:span></text:span><text:span text:style-name="Default_20_Paragraph_20_Font"><text:span text:style-name="T2">cav</text:span></text:span><text:span text:style-name="Default_20_Paragraph_20_Font"><text:span text:style-name="T3">it</text:span></text:span><text:span text:style-name="Default_20_Paragraph_20_Font"><text:span text:style-name="T2">a</text:span></text:span><text:span text:style-name="Default_20_Paragraph_20_Font"><text:span text:style-name="T3">t</text:span></text:span><text:span text:style-name="Default_20_Paragraph_20_Font"><text:span text:style-name="T2">e</text:span></text:span><text:span text:style-name="Default_20_Paragraph_20_Font"><text:span text:style-name="T3">m i</text:span></text:span><text:span text:style-name="Default_20_Paragraph_20_Font"><text:span text:style-name="T2">nseruntur.</text:span></text:span></text:p>
      <text:p text:style-name="P1"><text:span text:style-name="Default_20_Paragraph_20_Font"><text:span text:style-name="T3">Vasa autem spermatica ad testes feruntur. Quum igi-</text:span></text:span></text:p>
      <text:p text:style-name="P3"><text:span text:style-name="Default_20_Paragraph_20_Font"><text:span text:style-name="T3">tur lapis in renibus procreamur, ve</text:span></text:span><text:span text:style-name="Default_20_Paragraph_20_Font"><text:span text:style-name="T2">n</text:span></text:span><text:span text:style-name="Default_20_Paragraph_20_Font"><text:span text:style-name="T3">a illa et arteria di-<text:line-break/>stenduntur et spermatica vasta ad testes ducuntur atque ita<text:line-break/>per consensum testes retrahuntur) .Asserunt quidam do-<text:line-break/>loris- ratione tantam esse violentiam , uti et vigilias et<text:line-break/>vomitum existat. Debebant itaque podagrici et lippientes<text:line-break/>et qui vehementer doloribus ac vigiliis exercentur vo-<text:line-break/>mere. Verum pronterea noni vomunt, fed propter situm<text:line-break/>renum. Ii namque fecundum spinam post intestina et<text:line-break/>ventriculum positi funt.. Si itaque fiat vehemens ipsorum<text:line-break/>tensio, per medias compagines affectio tdintestina ac ven-<text:line-break/>triculum peragrat indeque affectione accedente sequitur<text:line-break/>subversio.</text:span></text:span></text:p>
      <text:p text:style-name="P5"><text:span text:style-name="Default_20_Paragraph_20_Font"><text:span text:style-name="T2">Quod ex calculi attr</text:span></text:span><text:span text:style-name="Default_20_Paragraph_20_Font"><text:span text:style-name="T3">i</text:span></text:span><text:span text:style-name="Default_20_Paragraph_20_Font"><text:span text:style-name="T2">tu spir</text:span></text:span><text:span text:style-name="Default_20_Paragraph_20_Font"><text:span text:style-name="T3">i</text:span></text:span><text:span text:style-name="Default_20_Paragraph_20_Font"><text:span text:style-name="T2">tu</text:span></text:span><text:span text:style-name="Default_20_Paragraph_20_Font"><text:span text:style-name="T3">s </text:span></text:span><text:span text:style-name="Default_20_Paragraph_20_Font"><text:span text:style-name="T2">acre</text:span></text:span><text:span text:style-name="Default_20_Paragraph_20_Font"><text:span text:style-name="T3">s </text:span></text:span><text:span text:style-name="Default_20_Paragraph_20_Font"><text:span text:style-name="T2">accurrant, pro</text:span></text:span><text:span text:style-name="Default_20_Paragraph_20_Font"><text:span text:style-name="T3">m</text:span></text:span><text:span text:style-name="Default_20_Paragraph_20_Font"><text:span text:style-name="T2">i-<text:line-break/>tant ac c</text:span></text:span><text:span text:style-name="Default_20_Paragraph_20_Font"><text:span text:style-name="T3">o</text:span></text:span><text:span text:style-name="Default_20_Paragraph_20_Font"><text:span text:style-name="T2">nc</text:span></text:span><text:span text:style-name="Default_20_Paragraph_20_Font"><text:span text:style-name="T3">i</text:span></text:span><text:span text:style-name="Default_20_Paragraph_20_Font"><text:span text:style-name="T2">tent pruritum</text:span></text:span><text:span text:style-name="Default_20_Paragraph_20_Font"><text:span text:style-name="T3"> i</text:span></text:span><text:span text:style-name="Default_20_Paragraph_20_Font"><text:span text:style-name="T2">nstar na</text:span></text:span><text:span text:style-name="Default_20_Paragraph_20_Font"><text:span text:style-name="T3">t</text:span></text:span><text:span text:style-name="Default_20_Paragraph_20_Font"><text:span text:style-name="T2">urae partem assi--<text:line-break/>etam</text:span></text:span><text:span text:style-name="Default_20_Paragraph_20_Font"><text:span text:style-name="T3"> i</text:span></text:span><text:span text:style-name="Default_20_Paragraph_20_Font"><text:span text:style-name="T2">ndicantis. . .</text:span></text:span></text:p>
      <text:p text:style-name="P1"><text:span text:style-name="Default_20_Paragraph_20_Font"><text:span text:style-name="T3">Quandoquidem quum lapis subest quaedam veluti ti-<text:line-break/>tillatio oritur, quamque natura ad rei molestae expulsio-</text:span></text:span></text:p>
      <text:p text:style-name="P3"><text:span text:style-name="Default_20_Paragraph_20_Font"><text:span text:style-name="T3">nem stimulatur, spiritus accurrunt, quibus irrumpentibus<text:line-break/>in fist.ulofam pudendorum partem ipsam immaniter imen-<text:line-break/>dunt : in omni enim motione naturali sanguis et sprrituu<text:line-break/>concurrunt, qui funi ipsuisnatuiae .vehicula.</text:span></text:span></text:p>
      <text:p text:style-name="P6">V<text:span text:style-name="Default_20_Paragraph_20_Font"><text:span text:style-name="T2">ulgu</text:span></text:span>s <text:span text:style-name="Default_20_Paragraph_20_Font"><text:span text:style-name="T2">dolorem gravem voq</text:span></text:span>q<text:span text:style-name="Default_20_Paragraph_20_Font"><text:span text:style-name="T2">t</text:span></text:span>mo<text:span text:style-name="Default_20_Paragraph_20_Font"><text:span text:style-name="T2">lesium consensum, medici<text:line-break/>vehement</text:span></text:span>issim<text:span text:style-name="Default_20_Paragraph_20_Font"><text:span text:style-name="T2">um.</text:span></text:span></text:p>
      <text:p text:style-name="P1"><text:span text:style-name="Default_20_Paragraph_20_Font"><text:span text:style-name="T3">Demonstratum est cor, jecur et renes in cavitate non<text:line-break/>sentire; in superficie eas lingulas partes sentire-; -quoniam<text:line-break/>in superficiem nervi sentientes feruntur^ in .cavitatem non<text:line-break/>feruntur. Quomodoigiturihaec dolorem patiuntur? Quod<text:line-break/>cavitas gravetur, dolor exsurgit : extenditur namque mem-<text:line-break/>brana exterior undique quod cavitas repleta sit , atque cir-<text:line-break/>sumtendens a membrana dolorem facit. In renum itaque<text:line-break/>substantia etiamnum eodem modo ge</text:span></text:span><text:span text:style-name="Default_20_Paragraph_20_Font"><text:span text:style-name="T2">n</text:span></text:span><text:span text:style-name="Default_20_Paragraph_20_Font"><text:span text:style-name="T3">eratur do</text:span></text:span><text:span text:style-name="Default_20_Paragraph_20_Font"><text:span text:style-name="T2">l</text:span></text:span><text:span text:style-name="Default_20_Paragraph_20_Font"><text:span text:style-name="T3">or, quod<text:line-break/>cavitas lapide gravetur et circumtendatur proferatque<text:line-break/>simul </text:span></text:span><text:span text:style-name="Default_20_Paragraph_20_Font"><text:span text:style-name="T2">t</text:span></text:span><text:span text:style-name="Default_20_Paragraph_20_Font"><text:span text:style-name="T3">ensum doloris in superficiem, ut quae nervos </text:span></text:span><text:span text:style-name="Default_20_Paragraph_20_Font"><text:span text:style-name="T2">t</text:span></text:span><text:span text:style-name="Default_20_Paragraph_20_Font"><text:span text:style-name="T3">en-<text:line-break/>tientes et membranam habeat, in armariis meatibus quod</text:span></text:span></text:p>
      <text:p text:style-name="P3"><text:span text:style-name="Default_20_Paragraph_20_Font"><text:span text:style-name="T3">nervosi .et sensibus praestiti sint dolor fit vehementissimus.<text:line-break/>Ad hacc dolor fit vehementissimus . in renibus, propterea<text:line-break/>quod renum cavitates haud lataersint, sed angustae et re-<text:line-break/>nes ob soliditatem non diduca</text:span></text:span><text:span text:style-name="Default_20_Paragraph_20_Font"><text:span text:style-name="T2">n</text:span></text:span><text:span text:style-name="Default_20_Paragraph_20_Font"><text:span text:style-name="T3">tur ut vesica. ..Quamobrem<text:line-break/>in renibus lapides utplurimum minores su</text:span></text:span><text:span text:style-name="Default_20_Paragraph_20_Font"><text:span text:style-name="T2">n</text:span></text:span><text:span text:style-name="Default_20_Paragraph_20_Font"><text:span text:style-name="T3">t aequales et<text:line-break/>molliores , ut qui nimirum diuturni non sunt. At calcu-<text:line-break/>losis urinae per initia sunt.aquosae ; quum enim obstru-<text:line-break/>ctio sit, per .transfusionem effluunt; deinde arenolae; po-<text:line-break/>stremo denique calculus quum dolor cessaverit excernitur;</text:span></text:span></text:p>
      <text:p text:style-name="P5"><text:span text:style-name="Default_20_Paragraph_20_Font"><text:span text:style-name="T2">Quod confer</text:span></text:span><text:span text:style-name="Default_20_Paragraph_20_Font"><text:span text:style-name="T3">t</text:span></text:span><text:span text:style-name="Default_20_Paragraph_20_Font"><text:span text:style-name="T2">im fera</text:span></text:span><text:span text:style-name="Default_20_Paragraph_20_Font"><text:span text:style-name="T3">t</text:span></text:span><text:span text:style-name="Default_20_Paragraph_20_Font"><text:span text:style-name="T2">ur calculu</text:span></text:span><text:span text:style-name="Default_20_Paragraph_20_Font"><text:span text:style-name="T3">s, </text:span></text:span><text:span text:style-name="Default_20_Paragraph_20_Font"><text:span text:style-name="T2">eo circa</text:span></text:span><text:span text:style-name="Default_20_Paragraph_20_Font"><text:span text:style-name="T3"> l</text:span></text:span><text:span text:style-name="Default_20_Paragraph_20_Font"><text:span text:style-name="T2">u</text:span></text:span><text:span text:style-name="Default_20_Paragraph_20_Font"><text:span text:style-name="T3">m</text:span></text:span><text:span text:style-name="Default_20_Paragraph_20_Font"><text:span text:style-name="T2">bo</text:span></text:span><text:span text:style-name="Default_20_Paragraph_20_Font"><text:span text:style-name="T3">s </text:span></text:span><text:span text:style-name="Default_20_Paragraph_20_Font"><text:span text:style-name="T2">steri<text:line-break/>gravi</text:span></text:span><text:span text:style-name="Default_20_Paragraph_20_Font"><text:span text:style-name="T3">t</text:span></text:span><text:span text:style-name="Default_20_Paragraph_20_Font"><text:span text:style-name="T2">a</text:span></text:span><text:span text:style-name="Default_20_Paragraph_20_Font"><text:span text:style-name="T3">t</text:span></text:span><text:span text:style-name="Default_20_Paragraph_20_Font"><text:span text:style-name="T2">i</text:span></text:span><text:span text:style-name="Default_20_Paragraph_20_Font"><text:span text:style-name="T3">s </text:span></text:span><text:span text:style-name="Default_20_Paragraph_20_Font"><text:span text:style-name="T2">consensum.</text:span></text:span></text:p>
      <text:p text:style-name="P1"><text:span text:style-name="Default_20_Paragraph_20_Font"><text:span text:style-name="T3">Quemadmodum in mulieribus parientibus ad foetus<text:line-break/>egt estum partes dilatantur; ita hic violentia renum sub-.<text:line-break/>stantia dispanditur et egreditur lapis; quumque egreditur<text:line-break/>et ad ipsarum cavitatem. circa membranam accurato sensu<text:line-break/>donatam decumbit, vehementem dolorem molitur multo-</text:span></text:span></text:p>
      <text:p text:style-name="P3"><text:span text:style-name="Default_20_Paragraph_20_Font"><text:span text:style-name="T3">que vehementius quum ureteres ingreditur excruciat, pro-<text:line-break/>pter eorum angustiam exquisitumque senium Quum enim<text:line-break/>in renum substantia stabulatur , non multum dolorem .ex—<text:line-break/>eitat, quoniam ipsorum substantis; ut dictum est, vix fen-<text:line-break/>sibilis est. Saepe enim qui prae magnitudine in vesicae<text:line-break/>collo cunctantur lapides in extremum periculum dolorum<text:line-break/>acumine laborantes agunt, ut ne etiam urinas excernere<text:line-break/>sinant. Vidi quendam hominem ob lapidem alias quideni<text:line-break/>vias perlapsum, fed in pudendi extremo .inter septum<text:line-break/>metendi difficultate feu dysuria et acutissimo dolore pro-<text:line-break/>pemodum interiisse, nisi angesto forcipe lapidem; apium<text:line-break/>eximere potuissemus , sectionem in longitudinem porro-<text:line-break/>etam superne moliti. Nam urinae meatum nisi ingens<text:line-break/>urgeat necessitas incidere.non oportet:- nam fistula omnino<text:line-break/>fieret et per eam urina sensim proflueret. At quidam<text:line-break/>neque ullum dolorem habent neque sanguinem mingunt,<text:line-break/>quibus meatus quidem coacti non sunt et tenues urinae<text:line-break/>non magno negotio excernuntur; hi vero minime fe ae-<text:line-break/>grotare arbitrantur, quod nimirum doloribus non crucier-</text:span></text:span></text:p>
      <text:p text:style-name="P3"><text:span text:style-name="Default_20_Paragraph_20_Font"><text:span text:style-name="T3">tur. .Verum nihil hic contemnendum, omnia namque<text:line-break/>tempore graviora -e produnt. Lapides et arenulae colore<text:line-break/>lifferunt tum pb calorem tum ob materiam. Nam quod<text:line-break/>eorum longiori tempore retinetur, id rufum aut flavum<text:line-break/>aut rubrum aut nigrum efficit multus color. Eodem modo<text:line-break/>et ab humoribus lapides procreantur et arenae, qui colo-<text:line-break/>relu vel faudarachae similem vel nigrum vel pallidum vel<text:line-break/>alium colorem pro bum rum varietate prae fe ferunt.<text:line-break/>Construuntur autem in renibus .lapides, in eorum inquam<text:line-break/>cavitatibus ac substantia et uticunque procreandi oppor-<text:line-break/>tunitatem sortiuntur vel parvi vel maiusculi interdumque<text:line-break/>auctores, interdum plures. Lifferunt magnitudine, figura,<text:line-break/>colore, asperitate et multitudine. Etenim nigri repertum.<text:line-break/>tur et fubalbi et pallidi ; ac rotundi et leves et parvi<text:line-break/>facile excernuntur; maiores vero vel quovis modo sigu-<text:line-break/>rati et maxume oblongi et asperi- difficile excluduntur.<text:line-break/>Arenulae suras prodeunt et cum lotio minguntur in ip</text:span></text:span><text:span text:style-name="Default_20_Paragraph_20_Font"><text:span text:style-name="T2">t</text:span></text:span><text:span text:style-name="Default_20_Paragraph_20_Font"><text:span text:style-name="T3">a-<text:line-break/></text:span></text:span><text:span text:style-name="Default_20_Paragraph_20_Font"><text:span text:style-name="T2">t</text:span></text:span><text:span text:style-name="Default_20_Paragraph_20_Font"><text:span text:style-name="T3">um generatione; post autem ex his lapis procreatur,</text:span></text:span></text:p>
      <text:p text:style-name="P3"><text:span text:style-name="Default_20_Paragraph_20_Font"><text:span text:style-name="T3">quem foras excludere .fieri non potest, quod occalluerit,<text:line-break/>nisi . natura ipsa per. fe ipsum conterat et evacuet. Atque<text:line-break/>culleus dolor et nephr-iticm simul ut plurimum incidunt.<text:line-break/>Deprehenduntur autem propriis signis; nam alui vacuatio<text:line-break/>collem doloribus medetur, nephriticos quoque per initia<text:line-break/>mitigat. At jam quidam mesti camenium quo alvus fub-<text:line-break/>ducta est dederunt dolorque cessavit primo, fecundo et<text:line-break/>tertio die, quarto vero lapis foras prodiit. Quum. autem<text:line-break/>simul inciderint nephriticus .et colinus affectus, tum sibi<text:line-break/>mutuo partes tensione et remissione communicant. Ten-<text:line-break/>duntur enim inster funiculi ob continuitatem ac neque<text:line-break/>sursum ructus neque deorfum siclus exit.</text:span></text:span></text:p>
      <text:h text:style-name="Heading_20_2" text:outline-level="2"><text:span text:style-name="Default_20_Paragraph_20_Font">Caput IV.</text:span></text:h>
      <text:p text:style-name="Normal"><text:span text:style-name="Default_20_Paragraph_20_Font"><text:span text:style-name="T2">De calcu</text:span></text:span><text:span text:style-name="Default_20_Paragraph_20_Font"><text:span text:style-name="T3">li </text:span></text:span><text:span text:style-name="Default_20_Paragraph_20_Font"><text:span text:style-name="T2">e</text:span></text:span><text:span text:style-name="Default_20_Paragraph_20_Font"><text:span text:style-name="T3">t </text:span></text:span><text:span text:style-name="Default_20_Paragraph_20_Font"><text:span text:style-name="T2">reliqu</text:span></text:span><text:span text:style-name="Default_20_Paragraph_20_Font"><text:span text:style-name="T3">o</text:span></text:span><text:span text:style-name="Default_20_Paragraph_20_Font"><text:span text:style-name="T2">rum .renum. affec</text:span></text:span><text:span text:style-name="Default_20_Paragraph_20_Font"><text:span text:style-name="T3">t</text:span></text:span><text:span text:style-name="Default_20_Paragraph_20_Font"><text:span text:style-name="T2">uu</text:span></text:span><text:span text:style-name="Default_20_Paragraph_20_Font"><text:span text:style-name="T3">m </text:span></text:span><text:span text:style-name="Default_20_Paragraph_20_Font"><text:span text:style-name="T2">curatione.-</text:span></text:span></text:p>
      <text:p text:style-name="P1"><text:span text:style-name="Default_20_Paragraph_20_Font"><text:span text:style-name="T3">Si derepente nephriticus invadat affectus aegerque paulo<text:line-break/>ante comederit et edulia omnino incocta prout eo prae-</text:span></text:span></text:p>
      <text:p text:style-name="P3"><text:span text:style-name="Default_20_Paragraph_20_Font"><text:span text:style-name="T3">fumpfit aut semicocta fuerint et humorum praecesserit<text:line-break/>multitudo, ante omnem curationem aut potius mitigatio-<text:line-break/>nem , si nihil obstaculo sit, vomitus provocandus est. Si<text:line-break/>excrementa intestinis insint, haec idoneis clysteribus va-<text:line-break/>cuanda, modo nihil reluctetur. Deinde si universum cor-<text:line-break/>pus repletum fuerit, scrutandum est quis humor ipsum<text:line-break/>repleverit; quod si sanguis, quum nihil prohibeat, vacua-<text:line-break/>tio molienda est:- vacuatio vero paulo minor sit quam<text:line-break/>plenitudo postulet. Quid ita.? Quoniam non omnino<text:line-break/>consentaneum est ex tempore lapidem excidere ac potissi-<text:line-break/>mum si magnus sit ideoque oportet pleniorem sanguinis<text:line-break/>evacuationem cavere, ne tempore corporis corrumptio ob-<text:line-break/>ortura sit. Si quatuor humores exuberent, prius vena<text:line-break/>secanda est ante purgationem quam purgandum ante ve-<text:line-break/>nae sectionem.</text:span></text:span></text:p>
      <text:p text:style-name="Normal"><text:span text:style-name="Default_20_Paragraph_20_Font"><text:span text:style-name="T2">cur ante purga</text:span></text:span><text:span text:style-name="Default_20_Paragraph_20_Font"><text:span text:style-name="T3">t</text:span></text:span><text:span text:style-name="Default_20_Paragraph_20_Font"><text:span text:style-name="T2">i</text:span></text:span><text:span text:style-name="Default_20_Paragraph_20_Font"><text:span text:style-name="T3">o</text:span></text:span><text:span text:style-name="Default_20_Paragraph_20_Font"><text:span text:style-name="T2">nem venam seca</text:span></text:span><text:span text:style-name="Default_20_Paragraph_20_Font"><text:span text:style-name="T3">m</text:span></text:span><text:span text:style-name="Default_20_Paragraph_20_Font"><text:span text:style-name="T2">u</text:span></text:span><text:span text:style-name="Default_20_Paragraph_20_Font"><text:span text:style-name="T3">s</text:span></text:span></text:p>
      <text:p text:style-name="P1"><text:span text:style-name="Default_20_Paragraph_20_Font"><text:span text:style-name="T3">Quoniam si prius per ve</text:span></text:span><text:span text:style-name="Default_20_Paragraph_20_Font"><text:span text:style-name="T2">n</text:span></text:span><text:span text:style-name="Default_20_Paragraph_20_Font"><text:span text:style-name="T3">ae sectionem vacaverimus,</text:span></text:span></text:p>
      <text:p text:style-name="P3"><text:span text:style-name="Default_20_Paragraph_20_Font"><text:span text:style-name="T3">quod datur purgans medicamentum venas et arterias et<text:line-break/>vacuas regiones non repletas invenit et libere totum cor-<text:line-break/>pus permeat et humores trahit eorumque facilis est va-<text:line-break/>euatio propter vastorum amplitudinem .humorumque fusio-<text:line-break/>nem ac tenuitatem. Sed si vasta sanguine repleta sint et<text:line-break/>purgans dederis medicamentum, ob plenitudinem permeare<text:line-break/>non poterit ; imo substat nihilque molitur aut prave nto-<text:line-break/>litor quod efficit. Ecce ex medico purgans medicamen-<text:line-break/>tum. Ex natura vero totum negotium pendet. Haec enim<text:line-break/>purgante medicamento stimulata .facultatem secretiorem<text:line-break/>convocat et ah inutilibus utilia secernit; ac utilia quidem<text:line-break/>retentrix facultas retinet, inutilia vero expultrix facultas<text:line-break/>expellit. .Non oportet autem simul venam iocare et pur-<text:line-break/>gare; sed primum venam secare, deinde perbelle faculta- .<text:line-break/>tem instaurare; quoniam ipfa nos gubernat et medicamen-<text:line-break/>tis auxiliatur. .Non enim agunt per fe medicamenta pro-<text:line-break/>ptereaqpe ipsa facultas roboranda est ; ut natura ipsis quae<text:line-break/>offeruntur medicamentis ceu instrumento uti queat et quod</text:span></text:span></text:p>
      <text:p text:style-name="P2"><text:span text:style-name="Default_20_Paragraph_20_Font"><text:span text:style-name="T3">deceat efficere. Animadvertas cum sanguine vitalis spici-<text:line-break/>tus multum simul excerni eoque ex</text:span></text:span><text:span text:style-name="Default_20_Paragraph_20_Font"><text:span text:style-name="T2">o</text:span></text:span><text:span text:style-name="Default_20_Paragraph_20_Font"><text:span text:style-name="T3">rato universum cor-.<text:line-break/>pus refrigerari omnesque naturales functiones deteriores<text:line-break/>fieri. Ea propter vires prius recreandae funt sicque pur-<text:line-break/>gans medicamentum exhibendum. ..</text:span></text:span></text:p>
      <text:p text:style-name="P5"><text:span text:style-name="Default_20_Paragraph_20_Font"><text:span text:style-name="T2">Quod e cub</text:span></text:span><text:span text:style-name="Default_20_Paragraph_20_Font"><text:span text:style-name="T3">i</text:span></text:span><text:span text:style-name="Default_20_Paragraph_20_Font"><text:span text:style-name="T2">to qu</text:span></text:span><text:span text:style-name="Default_20_Paragraph_20_Font"><text:span text:style-name="T3">i</text:span></text:span><text:span text:style-name="Default_20_Paragraph_20_Font"><text:span text:style-name="T2">dem si hum</text:span></text:span><text:span text:style-name="Default_20_Paragraph_20_Font"><text:span text:style-name="T3">o</text:span></text:span><text:span text:style-name="Default_20_Paragraph_20_Font"><text:span text:style-name="T2">r</text:span></text:span><text:span text:style-name="Default_20_Paragraph_20_Font"><text:span text:style-name="T3">is </text:span></text:span><text:span text:style-name="Default_20_Paragraph_20_Font"><text:span text:style-name="T2">adhuc esuuxu ren vexe-<text:line-break/>tur , fangu</text:span></text:span><text:span text:style-name="Default_20_Paragraph_20_Font"><text:span text:style-name="T3">is sit </text:span></text:span><text:span text:style-name="Default_20_Paragraph_20_Font"><text:span text:style-name="T2">detrahendu</text:span></text:span><text:span text:style-name="Default_20_Paragraph_20_Font"><text:span text:style-name="T3">s ; </text:span></text:span><text:span text:style-name="Default_20_Paragraph_20_Font"><text:span text:style-name="T2">e poplite vero si stet quod<text:line-break/>asilu</text:span></text:span><text:span text:style-name="Default_20_Paragraph_20_Font"><text:span text:style-name="T3">i</text:span></text:span><text:span text:style-name="Default_20_Paragraph_20_Font"><text:span text:style-name="T2">t. A</text:span></text:span><text:span text:style-name="Default_20_Paragraph_20_Font"><text:span text:style-name="T3">t</text:span></text:span><text:span text:style-name="Default_20_Paragraph_20_Font"><text:span text:style-name="T2">que .vena quae</text:span></text:span><text:span text:style-name="Default_20_Paragraph_20_Font"><text:span text:style-name="T3"> i</text:span></text:span><text:span text:style-name="Default_20_Paragraph_20_Font"><text:span text:style-name="T2">ntra genu est</text:span></text:span><text:span text:style-name="Default_20_Paragraph_20_Font"><text:span text:style-name="T3"> i</text:span></text:span><text:span text:style-name="Default_20_Paragraph_20_Font"><text:span text:style-name="T2">nc</text:span></text:span><text:span text:style-name="Default_20_Paragraph_20_Font"><text:span text:style-name="T3">i</text:span></text:span><text:span text:style-name="Default_20_Paragraph_20_Font"><text:span text:style-name="T2">denda sit t<text:line-break/>ea na</text:span></text:span><text:span text:style-name="Default_20_Paragraph_20_Font"><text:span text:style-name="T3">m</text:span></text:span><text:span text:style-name="Default_20_Paragraph_20_Font"><text:span text:style-name="T2">que universa</text:span></text:span><text:span text:style-name="Default_20_Paragraph_20_Font"><text:span text:style-name="T3">l</text:span></text:span><text:span text:style-name="Default_20_Paragraph_20_Font"><text:span text:style-name="T2">i venae v</text:span></text:span><text:span text:style-name="Default_20_Paragraph_20_Font"><text:span text:style-name="T3">i</text:span></text:span><text:span text:style-name="Default_20_Paragraph_20_Font"><text:span text:style-name="T2">r</text:span></text:span><text:span text:style-name="Default_20_Paragraph_20_Font"><text:span text:style-name="T3">i</text:span></text:span><text:span text:style-name="Default_20_Paragraph_20_Font"><text:span text:style-name="T2">bu</text:span></text:span><text:span text:style-name="Default_20_Paragraph_20_Font"><text:span text:style-name="T3">s </text:span></text:span><text:span text:style-name="Default_20_Paragraph_20_Font"><text:span text:style-name="T2">est aequa</text:span></text:span><text:span text:style-name="Default_20_Paragraph_20_Font"><text:span text:style-name="T3">lis</text:span></text:span><text:span text:style-name="Default_20_Paragraph_20_Font"><text:span text:style-name="T2">; si vero<text:line-break/>de ea si</text:span></text:span><text:span text:style-name="Default_20_Paragraph_20_Font"><text:span text:style-name="T3">s </text:span></text:span><text:span text:style-name="Default_20_Paragraph_20_Font"><text:span text:style-name="T2">ancep</text:span></text:span><text:span text:style-name="Default_20_Paragraph_20_Font"><text:span text:style-name="T3">s, i</text:span></text:span><text:span text:style-name="Default_20_Paragraph_20_Font"><text:span text:style-name="T2">psiu</text:span></text:span><text:span text:style-name="Default_20_Paragraph_20_Font"><text:span text:style-name="T3">s </text:span></text:span><text:span text:style-name="Default_20_Paragraph_20_Font"><text:span text:style-name="T2">propagine</text:span></text:span><text:span text:style-name="Default_20_Paragraph_20_Font"><text:span text:style-name="T3">s </text:span></text:span><text:span text:style-name="Default_20_Paragraph_20_Font"><text:span text:style-name="T2">in</text:span></text:span><text:span text:style-name="Default_20_Paragraph_20_Font"><text:span text:style-name="T3">ci</text:span></text:span><text:span text:style-name="Default_20_Paragraph_20_Font"><text:span text:style-name="T2">dendae.</text:span></text:span></text:p>
      <text:p text:style-name="P1"><text:span text:style-name="Default_20_Paragraph_20_Font"><text:span text:style-name="T3">Quandoquidem affectus est nepbriticus et crassa quae<text:line-break/>lapidem construit materia, ad partes superiores crassa ma-<text:line-break/>teria revelli non potest , sed ipsius impetum spectando<text:line-break/>deorsum vacuanda. Quod si validae sint vires , poplitis<text:line-break/>aut malleoli vena aperienda; si imbecilles, quae in cubito.<text:line-break/>Si namque fractis viribus deorsum vacuaverimus , reten-<text:line-break/>trix facultas ob suam imbecillitatem non retinebit, fed</text:span></text:span></text:p>
      <text:p text:style-name="P3"><text:span text:style-name="Default_20_Paragraph_20_Font"><text:span text:style-name="T3">tota in praeceps rapietur partemque assiduo defluxu itn-<text:line-break/>petet, humoribus in locum imbecillem procumbentibus</text:span></text:span><text:span text:style-name="Default_20_Paragraph_20_Font"><text:span text:style-name="T2">. c<text:line-break/></text:span></text:span><text:span text:style-name="Default_20_Paragraph_20_Font"><text:span text:style-name="T3">Quapropter si robur virium adsit, vena poplitis incidenda<text:line-break/>est, si vites infirmae, ad superiora revellendum. Quam-<text:line-break/>obrem? Ne materiae plusfn renes derivetur. Si nam-.<text:line-break/>qne cibaria et pituitam et humorem vomitionibus vacua-<text:line-break/></text:span></text:span><text:span text:style-name="Default_20_Paragraph_20_Font"><text:span text:style-name="T2">r</text:span></text:span><text:span text:style-name="Default_20_Paragraph_20_Font"><text:span text:style-name="T3">eris levatio fit. Vacuatur namque cibus et pituita qnae<text:line-break/>ventriculum gravant et ventriculo renes premuntur et<text:line-break/>ureteres graviusque dolent. Atque haec primum diluenda<text:line-break/>sunt, quae stomachus excipiens ceu debilior distendebatur<text:line-break/>et premebatur ; his evacuatis levatio sequitur, nondum<text:line-break/>tamen perfecta liberatio. Vacuamus etiam clystere ster-<text:line-break/>ens, ne colo et reliquis intestinis pressis et gravatis ren<text:line-break/>prematur, coarctetur vehementinsqne doleat. Patet autem<text:line-break/>quod stercoris obstructione saepe renes exacerbari inno-<text:line-break/>tuerit et injecto enemate dolorem nephriticum mitigatum<text:line-break/>fuisse; aut quod a vacuatione .ren non amplius compressi<text:line-break/></text:span></text:span><text:span text:style-name="Default_20_Paragraph_20_Font"><text:span text:style-name="T2">t</text:span></text:span><text:span text:style-name="Default_20_Paragraph_20_Font"><text:span text:style-name="T3">us sit ; aut quod nulli ex stercore procreentur flatus; qui</text:span></text:span></text:p>
      <text:p text:style-name="P3"><text:span text:style-name="Default_20_Paragraph_20_Font"><text:span text:style-name="T2">s</text:span></text:span><text:span text:style-name="Default_20_Paragraph_20_Font"><text:span text:style-name="T3">enem incurrere soliti ut imbecillem opprimunt ipfumque<text:line-break/>distendunt: Sed neque sanguinem aut alium humorem<text:line-break/>quam oporteat uberiorem in corpore morari sinendum est,<text:line-break/>ne multa .renis v</text:span></text:span><text:span text:style-name="Default_20_Paragraph_20_Font"><text:span text:style-name="T2">et</text:span></text:span><text:span text:style-name="Default_20_Paragraph_20_Font"><text:span text:style-name="T3">a distenta plus doloris concitent. Quid-<text:line-break/>quid enim dolet et calet et distenditur per vehementes<text:line-break/>et acutos dolores materias accersunt. Proinde doloribus<text:line-break/>derepente in renem aut paulatim incursantibus ex com-<text:line-break/>memoratis paulo ante causis , illico, nisi quid prohibeat,<text:line-break/>alvus proluenda decocto caricarum, foeno Graeci, aristolo-<text:line-break/>chiae et similium. Quod si prout deceat vacuata sit, sit<text:line-break/>satis; sin minus bis et ter et saepe enemate vacuanda est<text:line-break/>ex lis, quae conducibilia et aegrotantis naturae familiaria<text:line-break/>funt, ne renes et ureteres opprimantur. Postquam autem<text:line-break/>alvus fatis excrevit, iniicienda funt quae urinae meatus<text:line-break/>dilatare, renes laxare , .calculum deprimere et mor</text:span></text:span><text:span text:style-name="Default_20_Paragraph_20_Font"><text:span text:style-name="T2">t</text:span></text:span><text:span text:style-name="Default_20_Paragraph_20_Font"><text:span text:style-name="T3">us de-<text:line-break/>mulcere queant. Utilis. ad haec materia est oleum ane-<text:line-break/>thinum, in quo eliquatus fit gallinaceus adeps valde recens<text:line-break/>potissimumque phasiani vel butyrum recens vel similium</text:span></text:span></text:p>
      <text:p text:style-name="P3"><text:span text:style-name="Default_20_Paragraph_20_Font"><text:span text:style-name="T3">aliquid. Quae si non prostent, foenu graecum et althaeae<text:line-break/>radicem vel femen aut similium aliquid elixautes oleo<text:line-break/>iniiciemus. . Haec enim omnia meatus dilatant et lapides<text:line-break/>deprimunt nec non vehementes dolores mitigant.- Horum<text:line-break/>usus frequentius assequetur is qui magis exploratum habet<text:line-break/>naturalium facultatum vigorem. Immoderata namque emol-<text:line-break/>Iitio et laxatio virium robur exsolvit,. qua demulcetur<text:line-break/>univerfus dolor perfecteque curatur. Post vomitus autem<text:line-break/>et clysteres pars affecta ex humectantibus et laxantibus<text:line-break/>fovenda est, quamdiu calculus in rene stabuletur; neque<text:line-break/>his, ut dictum est, abutendum. Sed cucurbitulae quoque<text:line-break/>juvant quae saepe celeriter adeo calculum transferunt, ut<text:line-break/>subitam levationem advehant, calculo in ampliorem locum<text:line-break/>translato. Quapropter supra a renibus initium faciendum<text:line-break/>est procedendumque ad inguina per obliquum ilium situm,<text:line-break/>quo loco frequenter dolores incedunt. Satius autem est<text:line-break/>dictis fomentis partes calefacere , deinde ita cucurbitulas</text:span></text:span></text:p>
      <text:p text:style-name="P3"><text:span text:style-name="Default_20_Paragraph_20_Font"><text:span text:style-name="T3">admovere. Quandoquidem interdum magnus compertus<text:line-break/>lapis vehementer inculcatur, qui quum vehementia trabi--<text:line-break/>tur, nonnumquam periculum quoque doloribus accersit.<text:line-break/>Postea ita fovere nominatis incessibus si adusque pudenda<text:line-break/>malum per consensum procedat,. ex foenu graeco, althaea,<text:line-break/>femine lini, anethi comis et similibus aqua probe coctis et<text:line-break/>dulci oleo inlusis. Cataplasma admovere conferet ex tri-<text:line-break/>ticea farina aut hordeacea eum lini semine , foeno graeco<text:line-break/>et melle et oleo anethino vel gleucino. Haec autem cum<text:line-break/>decoctione praedicta elixabimus inspergentes in cataplaf-<text:line-break/>matis ebullitione althaeae radicem probe tu</text:span></text:span><text:span text:style-name="Default_20_Paragraph_20_Font"><text:span text:style-name="T2">t</text:span></text:span><text:span text:style-name="Default_20_Paragraph_20_Font"><text:span text:style-name="T3">am probeque<text:line-break/>cribro excussam, in fine decoctionis etiam terebinthinam<text:line-break/>resinam addemus et quaedam^ femina flatus discutientis , si<text:line-break/>inflatio sit veluti anethi et apii femina, foeniculum, ligu-<text:line-break/>fiscum et quaedam his similia pro laborantis temperamento.<text:line-break/>Optimum fit cataplasma etiam ex lupinorum farina cum<text:line-break/>mesto decocta; sed a decoctione peucedani radicem tuun-</text:span></text:span></text:p>
      <text:p text:style-name="P3"><text:span text:style-name="Default_20_Paragraph_20_Font"><text:span text:style-name="T3">dissime laevigata</text:span></text:span><text:span text:style-name="Default_20_Paragraph_20_Font"><text:span text:style-name="T2">t</text:span></text:span><text:span text:style-name="Default_20_Paragraph_20_Font"><text:span text:style-name="T3">n et chamaemelum admisceamus. Bonum<text:line-break/>etiam est panem musto incoquere et cataplasma lumbis et<text:line-break/>ilibus imponere. .Neque minus idoneum est vesicae et imo<text:line-break/>ventri cataplasma admovere. Crebro vero alia atque alia<text:line-break/>priusquam primum frigidum fuerit, admovenda funt. Sed<text:line-break/>si id non liceat, caldario foris altero ne refrigescat ope-<text:line-break/>riendum. Id autem fiet superpositis cataplasmati fomentis<text:line-break/>aut calida aqua in testaceo va</text:span></text:span><text:span text:style-name="Default_20_Paragraph_20_Font"><text:span text:style-name="T2">t</text:span></text:span><text:span text:style-name="Default_20_Paragraph_20_Font"><text:span text:style-name="T3">e vel aeneo excepta. Post<text:line-break/>saetam alvi scor</text:span></text:span><text:span text:style-name="Default_20_Paragraph_20_Font"><text:span text:style-name="T2">t</text:span></text:span><text:span text:style-name="Default_20_Paragraph_20_Font"><text:span text:style-name="T3">um deorsirmque, ut dictum est, evacuatio-<text:line-break/>nem, venae sectionem, purgationem , fomenta, insessus, si<text:line-break/>dolores adhuc perseverent, aquarum dulcium balneis uten-<text:line-break/>dum est. Quidam etenim ante venae sectionem reliquam-<text:line-break/>que curationem. Balnea Iane quamprimum humectant et<text:line-break/>calefaciunt. Calida siquidem aqua levationem cum cale-<text:line-break/>factioue affert. Si quis vero frequentius fe in eam con-<text:line-break/>jiciat inefcatus, doloris lenimento corporis vires exfolvit,<text:line-break/>quibus cau</text:span></text:span><text:span text:style-name="Default_20_Paragraph_20_Font"><text:span text:style-name="T2">t</text:span></text:span><text:span text:style-name="Default_20_Paragraph_20_Font"><text:span text:style-name="T3">ae omnes molestae propulsantur. Quo itaque</text:span></text:span></text:p>
      <text:p text:style-name="P3"><text:span text:style-name="Default_20_Paragraph_20_Font"><text:span text:style-name="T3">tempore dolor abierit, auferenda fiunt balnea partesque<text:line-break/>fovendae, fed congruis laborantis naturae meurcamentis.<text:line-break/>Sed si excessu. doloris homo: periclitetur, opportunius erit<text:line-break/>stupefacientibus uti ; aliter: enim ea non usurpes. Haec<text:line-break/>enim dolores. non. </text:span></text:span><text:span text:style-name="Default_20_Paragraph_20_Font"><text:span text:style-name="T2">s</text:span></text:span><text:span text:style-name="Default_20_Paragraph_20_Font"><text:span text:style-name="T3">olvunt fed peculiari temperamento do-<text:line-break/>Ioris fer</text:span></text:span><text:span text:style-name="Default_20_Paragraph_20_Font"><text:span text:style-name="T2">r</text:span></text:span><text:span text:style-name="Default_20_Paragraph_20_Font"><text:span text:style-name="T3">um lolluntipfumque fallunt, quae affectio possea<text:line-break/>multam- curam postulat. Que d ss quis etiam flatus crassius,<text:line-break/>qui una eum calculo erueret, suspectus nobis fuerit, prae-<text:line-break/>dictis fomentis et cataplasmatibus admifcebimus, quae flatus<text:line-break/>discutiendi facultatem obtinent, sicut rutam, anethum, ni-<text:line-break/>gellam et similia laevigata post perlectam ebullitionem at-<text:line-break/>que citra laev igationem aquae - ad fomenta et clystere^<text:line-break/>incoquimus. Verum si omnibus his peractis adhuc lapides-<text:line-break/>fixi haereant, prohibenda sunt uberiora et aegrotantis na-.<text:line-break/>curae dissentanea tum edulia tum. pocula , ne venter his<text:line-break/>repletus, gravatus inflatusque sit cibis aut humoribus aut<text:line-break/>flatibus ipfosque renes repletione premat dolorumque ve-</text:span></text:span></text:p>
      <text:p text:style-name="P2"><text:span text:style-name="Default_20_Paragraph_20_Font"><text:span text:style-name="T3">hementiam concitet. Sint vero omnia modica et labora n-<text:line-break/>tis naturae tum qualitate tum quantitate consentanea. At<text:line-break/>si calidior aegrotantis esset natura. et sitis vehemens,. va-<text:line-break/>cuato. prius toto corpore et ab excrementis repurgato<text:line-break/>sique frigidae potandae esset consuetudo et phlegmone<text:line-break/>nullum viscus laboraret nec imbecillum existeret, frigidam<text:line-break/>aegrotanti multoties copiofe exhibuimus, quum nihil re-<text:line-break/>v luctaretur celeriterque roboratis renibus lapidem impactum<text:line-break/>expulimus. In .plethoricis vero et excrementosis corpori-<text:line-break/>bus et quibus viscus aliquod. imbecille subjacet et caetera<text:line-break/>forte simili donatis aquae potionem praecavere jubent.<text:line-break/>Sed si post haec omnia praedicta lufixus inhaereat etiam-<text:line-break/>nmn lapis , conterentibus medicamentis utendum tepidam<text:line-break/>facultatem habentibus. Nam calida et urinam provoean-<text:line-break/>tia lapidem induranti Quae vero tepidae funt facultatis,<text:line-break/>paulatim comminuunt, .neque eum duriorem reddunt.<text:line-break/>Haec autem funt damasonium, petroselinum, polytrichum<text:line-break/>et quae his facultate funt similia. Ac forfan aliquis du-</text:span></text:span></text:p>
      <text:p text:style-name="P2"><text:span text:style-name="Default_20_Paragraph_20_Font"><text:span text:style-name="T3">bitavit, quomodo si haec tepidae sint facultatis , lapidem<text:line-break/>comminuere valeant? Cui respondemus: quum lapis ab<text:line-break/>intemperie et vehementi calore induruerit, meritu quae<text:line-break/>tepentis sunt facultatis exhibemus uti intemperiei lapidem<text:line-break/>astruenti contraria, quo multo tempore ipsum attenuamus,<text:line-break/>conteramus, superemus. Nam tepida ceu minus calida<text:line-break/>fune valde calidis contraria. -Diureticis ergo et valde ca-<text:line-break/>lidis uti non poteris; amplius enim crassam materiam in-<text:line-break/>duiaveris sceleri terque ex ea lapidem formaveris. Quum<text:line-break/>vero lapis nondum constititneque magnus est, fed tantum<text:line-break/>obstructio -sit ab arenis velcrassis et lentis humoribus,<text:line-break/>tunc calida et aperientia dabis haud veritus eam mate-<text:line-break/>riam lapidescere. Arenulae namque sunt quae obstructio-<text:line-break/>nem. faciunt atque si aperientia et calida, quale medica-<text:line-break/>mentum est ex anisio et pipere, apium, phu et similia de-<text:line-break/>deris, eas evacuabis et excludes.</text:span></text:span></text:p>
      <text:h text:style-name="P10" text:outline-level="2">Caput V.</text:h>
      <text:p text:style-name="P1">Ad caetera jam progrediendum ac de praeservandi<text:line-break/>ratione pauca disserenda sunt, ne qui curationem potenter<text:line-break/>consequuti sunt, eos lapidum procreatio rursum adoria-<text:line-break/>tur. Quoniam autem calculo laborantium alii curati funt,<text:line-break/>alii minime; maximi momenti est ad praecautionem cum<text:line-break/>ciborum moderatio tum probae coctiones. Satietas enim et<text:line-break/>cruditas non solum h<text:span text:style-name="Default_20_Paragraph_20_Font"><text:span text:style-name="T2">u</text:span></text:span>nc exacerbant morbum, verum etiam<text:line-break/>non existente procreant. Quapropter nihil serendum asse-<text:line-break/>m at ur, quod renes aut vesicam calefaciat. Cavendum quoque<text:line-break/>ab eduliis est substantia d<text:span text:style-name="Default_20_Paragraph_20_Font"><text:span text:style-name="T2">u</text:span></text:span>ris et aegre dividuis, quae <text:span text:style-name="Default_20_Paragraph_20_Font"><text:span text:style-name="T2">s</text:span></text:span>ub-<text:line-break/>stantiam pleniorem habent; quae multum nutriunt; quae<text:line-break/>celeriter distribuuntur ante perfectionem concoctionis ; quae<text:line-break/>fluitant; quae difficile secedunt ; quae flatus pariunt; quae<text:line-break/>vias obstruunt aut aliter corporibus pertinacius adhaere-<text:line-break/>fcunI. Nam ventriculus talibus alimentis gravatus cruda<text:line-break/>haec jecori et renibus distribuit quodque crudum confestim</text:p>
      <text:p text:style-name="P3">expulsum est, male trajicitur atque cum tumultu semel<text:line-break/>atque iterum ad renes traductum in calculos concrescit ob<text:line-break/>diuturnam renis percussionem. Vinum autem sit tenue<text:line-break/>admodum et album, non valde vetustum; dulcia vina et<text:line-break/>nigra calculosis s<text:span text:style-name="Default_20_Paragraph_20_Font"><text:span text:style-name="T1">u</text:span></text:span>nt inepta. Aqua vero in universa victus<text:line-break/>ratione purissima sit oportet et expurgata. Nam fluviales<text:line-break/>palustres et omnes stagnantes aquae et quae segniter fluunt,<text:line-break/>quod non expurgentur lapides procreare queunt. At ut<text:line-break/>concise loquar, victus omnis frigidioribus temperamento<text:line-break/>et carnosis esto valde extenuans; calidioribus et gracilibus<text:line-break/>inter extenuantia et crassescere facientia medius. Ab<text:line-break/>aliorum omnium satietate cavere oportet <text:span text:style-name="Default_20_Paragraph_20_Font"><text:span text:style-name="T1">ac</text:span></text:span> potissimum<text:line-break/>dulcium et crustaceorum alimentorum et crassiorum et len-<text:line-break/>torum et adsposorum. Undecunque adversissima existi-<text:line-break/>manda est cruditas, in quam siquis inciderit, is somno<text:line-break/>diutius aut quieti pror<text:span text:style-name="Default_20_Paragraph_20_Font"><text:span text:style-name="T1">s</text:span></text:span>us indulgeat et hypochondria pro-<text:line-break/>priis manibus calefaciat, donec probe cocta sint omnia et<text:line-break/>infra subsidant. In temperatis locis et puro aere sint</text:p>
      <text:p text:style-name="P3">consuetudines quibus horae sunt integrae; irae promoveant<text:line-break/>tur, deambulationes et exercitationes ad aegrotantis natu-<text:line-break/>ram commoderatae sint, desidia namque noxia. Alvum<text:line-break/>liberam habere perpetuo oportet nisi quid aliud obsistat,<text:line-break/>quum enim haec probe excernit libere profluent urinae.<text:line-break/>Unctionibus autem si uti oporteat et quum oportet, sint<text:line-break/>quae partes ab affectu tueri queant, ut sint phoenigmi,<text:line-break/>diopaces et sinapismi. Aquarum etiam sponte natarum usus<text:line-break/>prodest, si nihil prohibeat. Accurate vero perpendenti,<text:line-break/>quum tulerit tempus, opportune vena secanda est si san-<text:line-break/>guis exuberare videatur, qui namque exuberat, eum nisi<text:line-break/>vacuaverit in partem imbeciIIiorem omnino confluet. Sed<text:line-break/>purgationibus uti necessarium est in iis, qui pravis scatent<text:line-break/>humoribus. Qui aliquantulum inordinate degunt humo-<text:line-break/>remque crudum in superiori ventrIcuIo multum colligunt,<text:line-break/>ii frequenter a coena evoment, nisi quid ipsis obstiterit.<text:line-break/>Post adhibitam universo corpori providentiam per locos<text:line-break/>communes offerenda funt medicamenta quae renes expur-</text:p>
      <text:p text:style-name="P3">gen t, ut aperientia quae urinas crassissimas, lentas, foeti-<text:line-break/>das et copiosas a venis, renibus, ureteribus et vesica edu-<text:line-break/>cunt, ut <text:span text:style-name="Default_20_Paragraph_20_Font"><text:span text:style-name="T1">s</text:span></text:span>unt radicis cardui decoctum et alia praedicta.<text:line-break/>Saepenumero etiam usui funt quae urinas m<text:span text:style-name="Default_20_Paragraph_20_Font"><text:span text:style-name="T1">o</text:span></text:span>vent. Haec<text:line-break/>itaque c<text:span text:style-name="Default_20_Paragraph_20_Font"><text:span text:style-name="T1">o</text:span></text:span>mmuniter ad memoriam cunctis hominibus ne-<text:line-break/>que ad perfectam doctrinam exposita sunt. Sed tibi gra-<text:line-break/>tia est habenda, quoniam propter te sunt omnia tradita.<text:line-break/>Quum autem mihi non sit satis, ex solo affectu persectam<text:line-break/>et accuratam curationem assequutum fuisse, sed nos prae-<text:line-break/>terea aliis genere similibus indigere, eorum iterum metui-<text:line-break/>nisse oportet. Variatur enim curatio pr<text:span text:style-name="Default_20_Paragraph_20_Font"><text:span text:style-name="T1">o</text:span></text:span> diversis causis,<text:line-break/>aetatibus, regionibus, anni tempestatibus habitibusque et<text:line-break/>dispositionibus, moribus, consuetudinibus, temperamentis,<text:line-break/>sensus facilitate et difficultate, partium permutationibus,<text:line-break/>posituris et quibusdam caeteris. Quamobrem optimum<text:line-break/>medicum accurate id nosse oportet , quod secundum natu-<text:line-break/>Iam est. Qui namque quod secundum naturam est exqui-<text:line-break/>site novit, quod praeter naturam est celeriter agnoscet.</text:p>
      <text:p text:style-name="P3">Quum autem non solum praedictae causae curationem va-<text:line-break/>riant, verum etiam peculiares naturae, propter quas me-<text:line-break/>dicamenta ut plurimum probata haud congruunt; plerum-<text:line-break/>que enim sunt irrita. Cujus rei gratia observare oportet,<text:line-break/>quae nisi curationi obtemperent ob naturae proprietatem<text:line-break/>vel affectus apparatum vel aliud quidpiam, his relictis ad<text:line-break/>alia plane utilia transire necessarium est. ldque non fo-<text:line-break/>tum in medicamentis, verum etiam aliis omnibus cum<text:line-break/>auxiliis tum vivendi institutis faciendum est. Verum com-<text:line-break/>memoratas prius proprietates et alia quae narrata non<text:line-break/>sunt, non omnes qui ad artem accedunt , etiamsi caeteris<text:line-break/>argutiores sint, sed qui perpetuo laborantibus assident<text:line-break/>naturacque motus explorant, assequuntur. Quod si ob ab-<text:line-break/>ditam et propriam facultatem artificialem conjecturam<text:line-break/>medicamenta <text:span text:style-name="Default_20_Paragraph_20_Font"><text:span text:style-name="T1">s</text:span></text:span>aliant, oportet propter rei prementis vehe-<text:line-break/>Incutiam ad veterum abdita et a tota substantia agentia<text:line-break/>descendere, quae experimento et irrationali exercitatione<text:line-break/>comperta funt, ut passer troglodytes, leporina pellis ere-<text:line-break/>mala, sanguis hircinus et alia infinita tam simplicia quam<text:line-break/>composita medicamenta; quorum multa abominanda sunt,</text:p>
      <text:p text:style-name="P3">quae exercitatio irrationalis invenit vel natura vel fortuna<text:line-break/>vel ex tempore vel imitatione vel in <text:span text:style-name="Default_20_Paragraph_20_Font"><text:span text:style-name="T2">s</text:span></text:span>omnio vel oraculis<text:line-break/>vel traditione vel aliis quibusdam ex quibus empirice<text:line-break/>constat. Quum autem abdita haec omnia apud nos sint,<text:line-break/>in his non magnopere fidendum est, quod utilitatis eorum<text:line-break/>ratio ignoretur. Quod si ob quandam necessitatem his<text:line-break/>utamur, his abutendum non est, ne quemadmodum abdita<text:line-break/>facultate nos juvarunt, abdita quoque laedant. Qui autem<text:line-break/>evasurus est medicus, eum ratione agere oportet et in iis,<text:line-break/>quae manifeste agunt, qualitatibus, facultatibus et actioni-<text:line-break/>bus gloriose versari et fiduciam ponere; quemadmodum et<text:line-break/>nosse methodi facultatem calidi, frigidi, sicci, humidi;<text:line-break/>acerborum quoq<text:span text:style-name="Default_20_Paragraph_20_Font"><text:span text:style-name="T2">u</text:span></text:span>e, austerorum, acinorum, dulcium, fasso-<text:line-break/>rum , amarorum, acrium, qualitatis expertium; nec non<text:line-break/>quem effectum praestent quae crassarum sunt partium, quae<text:line-break/>tenuium^ quae aperiunt, quae attrahunt, quae emplastica<text:line-break/>f<text:span text:style-name="Default_20_Paragraph_20_Font"><text:span text:style-name="T2">u</text:span></text:span>nt et alia sigillatim. Quoniam vero utplurimum conte-<text:line-break/><text:span text:style-name="Default_20_Paragraph_20_Font"><text:span text:style-name="T2">s</text:span></text:span>entium lapides medicamentorum materia manifesta ac de-<text:line-break/>finita est, hac uti magis oportet, quam quorum facultas</text:p>
      <text:p text:style-name="P3">est abdita ; veluti damasonio, petroselino, polytricho et<text:line-break/>his facultate similibus; <text:span text:style-name="Default_20_Paragraph_20_Font"><text:span text:style-name="T2">s</text:span></text:span>ed et quae tepidam habent facuI-<text:line-break/>tatem specie haud improbanda. Atque haec quum multo-<text:line-break/>ties fuerint irrita, decet etiam nos Christianos ad maxima<text:line-break/>quae apud nos <text:span text:style-name="Default_20_Paragraph_20_Font"><text:span text:style-name="T2">s</text:span></text:span>unt vere arcana confugere. His enim<text:line-break/>ego credo et confiteor non solum corporis affectus et de<text:line-break/>quibus omnes medici defperarint , fugari; verum etiam<text:line-break/>animi pathemata penitus exstirpari. Reliqu<text:span text:style-name="Default_20_Paragraph_20_Font"><text:span text:style-name="T2">u</text:span></text:span>m <text:span text:style-name="Default_20_Paragraph_20_Font"><text:span text:style-name="T2">s</text:span></text:span>ermonem<text:line-break/>ad te peculiariter tanquam bypothesin convertemus.</text:p>
      <text:h text:style-name="Heading_20_2" text:outline-level="2">Caput VI.</text:h>
      <text:p text:style-name="P1">Quum multa sint, quae sanitatem tuentur instaurant-<text:line-break/>que, ab alimento necessario exordiendum est; nam aliis<text:line-break/>auxiliis quocunque tempore non utim<text:span text:style-name="Default_20_Paragraph_20_Font"><text:span text:style-name="T2">u</text:span></text:span>r, fed citra alimen-<text:line-break/>tum neque sani neque aegrotantes vivere plane non pos-<text:line-break/>sumus. Quoniam vero unica tutior est et compendiosissima<text:line-break/>via ad affectus propulsationem victus ratio , aliorum medi-</text:p>
      <text:p text:style-name="P3">camentorum abusus et permutatio multis, ut plerumque<text:line-break/>conspexi, m<text:span text:style-name="Default_20_Paragraph_20_Font"><text:span text:style-name="T2">o</text:span></text:span>rbos invexerunt. Quum itaque calidius et<text:line-break/>humidius temperamentum sortitus sis, sol animae meae, et<text:line-break/>aetatem puerilem, vires imbecillas ; habitum gracilem, dis-<text:line-break/>positionem raram, praetereaque exquisitum sensum, tibi ob<text:line-break/>temperamentum, aetatem, habitum et dispositi<text:span text:style-name="Default_20_Paragraph_20_Font"><text:span text:style-name="T2">o</text:span></text:span>nem qua-<text:line-break/>litate simflia tum alimenta tum poculenta et quaecunque<text:line-break/>possis concoquere, assumenda sunt; <text:span text:style-name="Default_20_Paragraph_20_Font"><text:span text:style-name="T2">s</text:span></text:span>ed ea ob virium illi-<text:line-break/>becillitatem pauca et saepe ; pauca quidem ob imbeciIli-<text:line-break/>tatem, bajulo namque per onus idoneumque este decet;<text:line-break/>saepe vero ob urgentem usum, Athletis enim , viatoribus,<text:line-break/>militibus et quibuscunque valida exercitia obeuntibus et<text:line-break/>citra laesionem valentibus non conceditur eligere tum ci-<text:line-break/>baria, tum pocula, quae afferenda sunt ; his enim uti ne-<text:line-break/>cesse est, quae suppetunt. At bi non tantum ita debent<text:line-break/>vivere; verum etiam qui urbanis negotiis impliciti sunt,<text:line-break/>aut vitam ducunt laboriosam, peristaticam vocatam. Quo-<text:line-break/>niam vero hodie res tuas quietus agis , hieme comedes</text:p>
      <text:p text:style-name="P3">plurima; plurima dico non pro tuis viribus, sed pro re-<text:line-break/>liquatum anni tempestatum ratione. Id et Hippocrates<text:line-break/>nostrae artis princeps imperat: aestate et autumno cibos<text:line-break/>gravissime ferunt, hieme facillime, vere minus. ldem<text:line-break/>rursus in alio ait: ventres hieme et vere calidissimi<text:line-break/>natura sunt et somni longissimi. In his itaque tempesta-<text:line-break/>tibus plura alimenta exhibenda sunt; etenim calor innatus<text:line-break/>multus est, ideo pleniori alimento indigent. Indicio s<text:span text:style-name="Default_20_Paragraph_20_Font"><text:span text:style-name="T1">u</text:span></text:span>nt<text:line-break/>aetates et athletae. Bibendum qu<text:span text:style-name="Default_20_Paragraph_20_Font"><text:span text:style-name="T1">o</text:span></text:span>que paucissimum pro<text:line-break/>caeterarum anni tempestatum ratione. Sitqne potus vi-<text:line-break/>num album et tenue neque adm<text:span text:style-name="Default_20_Paragraph_20_Font"><text:span text:style-name="T1">o</text:span></text:span>dum vetus. Opsonia eo<text:line-break/>tempore ut plurimum cocta sunt. Oleribus et Iegumi-<text:line-break/>nibus parce utendum. Haec autem frequentius calida et<text:line-break/>sicca nos propter temperamentum et aetatem accipienda<text:line-break/>sunt, sed propter tempestatis ametriam. Succedente vere<text:line-break/>potus uberior diIatiorque paulatim admittendus et escu-<text:line-break/>lenta molliora et pauciora. Opsonia quoque ex astis in</text:p>
      <text:p text:style-name="P3">elixa commutanda. Olera etiam consequenti ferie usar-<text:line-break/>panda. Verum ad horum translationem non universe, sed<text:line-break/>particulatim te accedere oportet, ne ex universa ac subita<text:line-break/>mutatione laesionem <text:span text:style-name="Default_20_Paragraph_20_Font"><text:span text:style-name="T2">i</text:span></text:span>ubeas, ut loquitur Hippocrates: con-<text:line-break/>fartim et repente vacuare vel implere vel calefacere vel<text:line-break/>resrigerare vel utcunque aliter corpus movere, periculosum;<text:line-break/>nam omne nimium naturae inimicum est; verum quod<text:line-break/>paulatim fit, securum est, cum alias, tum maxime siquis<text:line-break/>ab alio ad aliud transierit. Uberiorem dico et aquosiorem<text:line-break/>potum, non plurimum neque aquosissimus Plurimum<text:line-break/>enim et aquosissimum aestate prout impero bibatur, quod<text:line-break/>tempus hiemi contrarium est. Ver autem ut inter haec<text:line-break/>duo extrema medium est,. ita mediam quoque vivendi ra-<text:line-break/>tionem requirit. Haec autem vivendi ratio tibi conducit,<text:line-break/>non ob anni tempus solum, sed ob tuum etiam tempera-<text:line-break/>mentum atque aetatem. Haecque verno tempore vivendi<text:line-break/>ratio tibi servanda est; ceteris autem anni tempestatibus<text:line-break/>paulo diversa , non propter aetatem tuam et temperamen-</text:p>
      <text:p text:style-name="P3">tum solum, fed et tempestatum anni intemperiem. Quem-<text:line-break/>admodum vero tempestatum differentiae differentem victus<text:line-break/>rationem indicant, ita et corporis habitus. Carnosi siqui-<text:line-break/>dem et molles frigidiqne et humidi ut plurimum siccius<text:line-break/>alimentum postulant; qui contrario modo fe habent con-<text:line-break/>Ira O Iun. Tibi vero, quod utcunque medio sis et pridie<text:line-break/>temperato habitu, majori plerumque tempore victus rutio<text:line-break/>temperata sequenda est. Quae namque fecundum naturam<text:line-break/>sunt, utpIurimum similibus indigent; quae praeter natu-<text:line-break/>ram, contrariis. Nam puerorum temperamentum calidum<text:line-break/>est et humidum , quum nequeat incrementum et centor-<text:line-break/>malio alio in temperamento fieri quam puerili. Ob id<text:line-break/>igitur similia te oportet et copiosa alimenta usurpare,<text:line-break/>quo multa et varia concoquere assuescas. Ita enim natura<text:line-break/>ventrem et jecur ampla et capacia efformabit et alias<text:line-break/>partes. Quod si plus humiditatis habeas quam pro salti-<text:line-break/>tate tuenda deceat, non tamen ut ceteri siccari debes.<text:line-break/>Nam incremento adversatur siccitas. Hujus rei gratia tibi<text:line-break/>vitanda sunt quaecunque exsiccant, calefaciunt et exte-</text:p>
      <text:p text:style-name="P3">nuant; ut haec innoxie tua propria natura ferat. Senes<text:line-break/>aubem propter partium duritiem frigidi sunt et sicci; pro-<text:line-break/>pte r excrementa frigidi et humidi. Itaque ipsi partium<text:line-break/>quidem solidarum frigiditate contrariorum contraria po-<text:line-break/>stulabunt, in cibariis, poculentis et reliquis; evacuationem<text:line-break/>veri I pro vicissitudine commodam propter eadem exere-<text:line-break/>menta. In his paucum nutrimentum desideratur ob vi-<text:line-break/>riutn imbeci<text:span text:style-name="Default_20_Paragraph_20_Font"><text:span text:style-name="T2">l</text:span></text:span>litatem , ut Hippocrates tradidit. Qui cre-<text:line-break/>sum It plurimum habent calorem innatum, plurimo igitur<text:line-break/>alimento indigent, alioqui corpus absumitur; senibus au-<text:line-break/>tent parum innati caloris inest, paucis sane propterea<text:line-break/><text:span text:style-name="Default_20_Paragraph_20_Font"><text:span text:style-name="T2">s</text:span></text:span>on litibus ^indigent. Et ipse rursus: senes facillime jeju-<text:line-break/>nu<text:span text:style-name="Default_20_Paragraph_20_Font"><text:span text:style-name="T2">t</text:span></text:span>u ferunt. Panes disserunt materia, fermentatione et<text:line-break/>ratione coquendi. Eorum primus siligineus nominatur;<text:line-break/>secundus similagineus, tertius cibarius seu comportatus,<text:line-break/>quartus furfuraceus. Ego vero eorum noxas et effectus<text:line-break/>docebo. Inter eos omnes plurimi est alimenti siligineus,<text:line-break/>qui et diutissime in corpore moratur et efficacissimus est.</text:p>
      <text:p text:style-name="P3">Inter omnes secundum ordinem obtinet similagineus. His<text:line-break/>insertor est medius comportatus. Omnium imbecillimus<text:line-break/>furfuraceus est. Tu autem unicum mihi caput quum sa-<text:line-break/>nitate frueris, siligineo utitor; quum dolor nephriticus te<text:line-break/>infestat, ^quod nolim, in morbo ab hoc abstine; et si te<text:line-break/>moveat edendi desiderium, furf<text:span text:style-name="Default_20_Paragraph_20_Font"><text:span text:style-name="T2">u</text:span></text:span>raceis mediisque citra Iae-<text:line-break/>sionem utere: nam id genus utilius tibi est, nisi quid pro-<text:line-break/>hibeat, quod pauci sit nutrimenti et in ventre facit ex-<text:line-break/>crementa, quibus ad excretionem descendit expeditius.<text:line-break/>Nam detergentis facultatis ut furfur est particeps, quam-<text:line-break/>obrem celerius deicietur intestinis ad excretionem irrita-<text:line-break/>tis. Alvum namque <text:span text:style-name="Default_20_Paragraph_20_Font"><text:span text:style-name="T2">s</text:span></text:span>olutam habere perpetuo bonum est.<text:line-break/>Quum enim perbene is subducitur, urinae puriores reddi<text:line-break/>queunt. Panes reliqui siligineus et similagineus contrario<text:line-break/>modo alvum sistunt , ejus excretionem retardant et hepa-<text:line-break/>tis et renum obstructiones moliuntur, etiamsi multum nu-<text:line-break/>triant magisque roborent. Ex volucribus inter attenuan-<text:line-break/>tia et incrassa facientia laudantur. Sunt autem haec</text:p>
      <text:p text:style-name="P3">perdices, attagenes, galli, gallinae, columbi et phasianorum<text:line-break/>animalium multitudo et passerum et ante alias quae tor-<text:line-break/>ritae vocantur; naturalem enim efficaciam <text:span text:style-name="Default_20_Paragraph_20_Font"><text:span text:style-name="T1">s</text:span></text:span>ortiuntur. E<text:line-break/>terrestribus optimi succi est caro suissa et omnium ma-<text:line-break/>xitne hominibus familiaris, maxime nutriti<text:span text:style-name="Default_20_Paragraph_20_Font"><text:span text:style-name="T1">s</text:span></text:span> proindeque<text:line-break/>maxime roborans, <text:span text:style-name="Default_20_Paragraph_20_Font"><text:span text:style-name="T1">s</text:span></text:span>ed lentum quid habet et crasso m ,<text:line-break/>quum autem haec in eduliis copiosior est et jecur et re..<text:line-break/>nes obstruit atque longioribus propterea intervaIIis ab ea<text:line-break/>abstinendum.^ Parvorum autem porculorum carnibus si<text:line-break/>parum et assidue utaris, nihil oblaedent. Cervina quoque<text:line-break/>caro vitanda ut dura aut coct<text:span text:style-name="Default_20_Paragraph_20_Font"><text:span text:style-name="T1">o</text:span></text:span> difficilis et meIancholica.<text:line-break/>Ovilla quoque ex intervallis, quod magis excrementosa<text:line-break/>sit et mali <text:span text:style-name="Default_20_Paragraph_20_Font"><text:span text:style-name="T1">s</text:span></text:span>ucci. Agnorum vero hoedorumque carnibus<text:line-break/>quoties volueris, uteris. Ex aquatilibus animalibus qui<text:line-break/>pisces saxatiles vocantur, ipsi tibi obtati erunt utiles. Hi<text:line-break/>vero sicut gobii, muli, cartilaginei et ceteri qui boni<text:line-break/><text:span text:style-name="Default_20_Paragraph_20_Font"><text:span text:style-name="T1">s</text:span></text:span>ucci sunt. Ad haec pelagiorum quidam et qui mollem<text:line-break/>testam habent, gammari, p ag uri , cancri, carabi, carabi-</text:p>
      <text:p text:style-name="P3">des et quibus dura testa est. De fructibus quid dicendum<text:line-break/>est? Neque enim ceu alimentum ipsorum plerique nobis<text:line-break/>idonei sunt; sed tanquam medicamenta quae stomachum<text:line-break/>et ventriculum corroborent assumuntur. De cibariis hac-<text:line-break/>ctenus. De potu autem jam nunc disserendum, atque in<text:line-break/>primis de vino. Ceteri namque liquores vel nihil ad nu-<text:line-break/>tritionem conserunt vel etiam nutritioni plerumque adver-<text:line-break/>fantur. Solum autem vinum nutrire potest, quoniam in-<text:line-break/>ter omnia liquida plurimam habet cum nostris corporibus<text:line-break/>familiaritatem. Habent enim aliquam cum oleum tum<text:line-break/>mel, sed non tantam, quantam Vinum. At differentiis<text:line-break/>discernitur; hujus prima est in colore, secunda in gustandi<text:line-break/>qualitate; tertia in consistentia; quarta in odore; quinta in<text:line-break/>viribus; sed de his sigiIlatim disserere supervacaneum est;<text:line-break/>dicendumque est quale vinum tibi peculiariter magis con-<text:line-break/>ducat. Aliud enim aliis vinum confert; idemque rursus<text:line-break/>alteri minime. Tibi vero conducit tenue et album, quod-<text:line-break/>que pauxillum aquae ferat. Nam ejusmodi vinum facile</text:p>
      <text:p text:style-name="P3">distribuitur et humores, qui nobis insunt, attenuat et per<text:line-break/>urinas excernit et vires corroborat. Reliqua vina tibi sic<text:line-break/>inutilia, quemadmod<text:span text:style-name="Default_20_Paragraph_20_Font"><text:span text:style-name="T2">u</text:span></text:span>m aliis utilia sunt.</text:p>
      <text:h text:style-name="Heading_20_2" text:outline-level="2">Caput VII.</text:h>
      <text:p text:style-name="P1">De aqua vero pauca sermonibus consectari decet ; ea<text:line-break/>namque et fanis et aegrotantibus commune <text:span text:style-name="Default_20_Paragraph_20_Font"><text:span text:style-name="T2">s</text:span></text:span>olatium et<text:line-break/>maxime necessaria est, quod et mundi et singularium ele-<text:line-break/>medior<text:span text:style-name="Default_20_Paragraph_20_Font"><text:span text:style-name="T2">u</text:span></text:span>m, ex quibus universis tota nostri corporis con-<text:line-break/>stitutio conflata est, hoc unum sit; quamobrem de ea non<text:line-break/>otiose a nobis disseretur. Aqua purissima tribus sensibus<text:line-break/>judicatur, gustu, visu, olfactu. Gustu, si nullam sibi asci-<text:line-break/>verit qualitatem, sed plane qualitatis expers apparuerit.<text:line-break/>Visu, si pura et sincera vel exquisite limpida. Olfactu,<text:line-break/>si nihil ipsi eorum insit, quae vitiosis aquis adsunt. Hae<text:line-break/>namque acoris vel putredinis vel acrimoniae vel salsedi-<text:line-break/>nis aut cujusvis alterius vitii abditi sunt participes. Tibi<text:line-break/>vero aqua in omni victus ratione purissima sit oportet,</text:p>
      <text:p text:style-name="P3">desoecata, levis et fontana. Haec autem et frigida sua<text:line-break/>ipsius natura est; et sane si celeriter hypochondria per-<text:line-break/>meet, alteram nullum salubriorem quaeras. Et quemad-<text:line-break/>modum vino, cibis, exercitiis, vigiliis, somno pro aetatum<text:line-break/>et temperamentorum diversitate aliis atque aliis, sic etiam<text:line-break/>eadem aqua frui nequaquam decet. Imo quae nunc optima<text:line-break/>prodita est, ea citra periculum uti poteris et puer et ado-<text:line-break/>lefcens et senex. et quacunque natura sis praeditus. Quia<text:line-break/>vero aqua una aItera frigidior reperitur, propterea non<text:line-break/>omnibus indifferenter uti potu confert: verum supra mo-<text:line-break/>dum calidis , pinguibus et carnosis sive naturali tempera-<text:line-break/>mento sive ascitilio et his qui fe vehementer exercent, qui-<text:line-break/>que consueverunt, innoxium est srigidam bibere. Quod si<text:line-break/>aliter se habeant, frigidi minus bibant. Qui vero juve-<text:line-break/>nili sunt aetate et in rebus civilibus versantur, ita ut et<text:line-break/>exerceri ordinate et victitare nequeant, fontanam relicta<text:line-break/>nive sumant. Haec namque nix etiamsi iuvenilia corpora</text:p>
      <text:p text:style-name="P3"><text:span text:style-name="Default_20_Paragraph_20_Font"><text:span text:style-name="T3">mox laedere non videatur, noxa videlicet, quae paulatim<text:line-break/>increscit non percepta, procedente tamen tempore quitur<text:line-break/>aetas declinat, vix sanabiles aut incurabiles plane morbos<text:line-break/>invehere solet in nervis et articulis et visceribus. Atque<text:line-break/>affectum subit pars illa corporis, quae natura est imbecil-<text:line-break/>lima. Quamobrem tibi fontanis aquis utendum est usque<text:line-break/>defaecatis,- eammque copia quam vini uberior assumenda.<text:line-break/>Atque de aqua paucis hactenus. Tempus mihi nunc est<text:line-break/>de exercitiis reliquam habere orationem. Enimvero cor-<text:line-break/>pus vehementius exercete non oportet, quoad vires pro-<text:line-break/>stratae sint ; neque certe imperfectum etiamnum inire<text:line-break/>exercitium, quod paries discutere nequeat, sed cujusque<text:line-break/>viribus consonum esse. Quippe vehementia relatione ad<text:line-break/>aliquid est; ita ut motio eadem alteri sit exercitatio, al-<text:line-break/>teri non exercitatio. Utile vero est unicuique consuetum<text:line-break/>eligere , neque pugilum aut cursorum aut luctatorum exer-<text:line-break/>citium subire. Ab exercitatione vero tria in primis com-<text:line-break/>moda proveniunt. Nam organorum duritiem dum sere</text:span></text:span></text:p>
      <text:p text:style-name="P3"><text:span text:style-name="Default_20_Paragraph_20_Font"><text:span text:style-name="T3">mutuo affricant, innati caloris incrementum concitatio-<text:line-break/>nemque spiritus motum efficit. Quae tria universae uti-<text:line-break/>litates aliae sigillatim sequuntur, quae per ea corporibus<text:line-break/>oboriuntur. organorum namque duritiem sequitur ipfo-<text:line-break/>rum dyfpathia et ad actiones obeundas robur. - Incremen-<text:line-break/>tum caloris sequitur robusta alimentorum distribuendorum<text:line-break/>attractio, promtior alteratis,, commodior nutritio et ex-<text:line-break/>erementorum fusio, qua fusione stolida corpora mollescere<text:line-break/>contingit; liquida vero attenuari et discuti et patentes<text:line-break/>meatus fieri. Ex valido spiritus motu expurgari meatus<text:line-break/>necesse est et evacuari excrementa^ Quum autem. haec<text:line-break/>efficiant exercitia, utendi tempus invenire difficile non esu<text:line-break/>Quod enim alimenti..distributiones adjuect crudorum et<text:line-break/>incoctorum tum ciborum tum humorum multitudinem vel<text:line-break/>in ventre. vel mesaraicis.. venis vel- hepate vel reliquis vasis<text:line-break/>retineri non oportet, quia periculum. ..esset ne ipsi ecn-</text:span></text:span></text:p>
      <text:p text:style-name="P3"><text:span text:style-name="Default_20_Paragraph_20_Font"><text:span text:style-name="T3">cocti fierent utiles, ad omnes animalis partes effu</text:span></text:span><text:span text:style-name="Default_20_Paragraph_20_Font"><text:span text:style-name="T2">n</text:span></text:span><text:span text:style-name="Default_20_Paragraph_20_Font"><text:span text:style-name="T3">deren-<text:line-break/>tur. Et quia meatus expurgant et excrementa vacuant,<text:line-break/>opportunius est ante cibum exercitia usurpare. Impura<text:line-break/>enim corpora , inquit Hippocrates , quo plus nutrireris,<text:line-break/>eo magis- laeseris. Quare ex enarratis clarum est hoc<text:line-break/>exercitationum tempus esse optimum. Praecipue vero cura<text:line-break/>adhibenda est in quocunque exercitio , ut in salubri loco<text:line-break/>et puro aere perficiatur. Haec itaque de exercitiis fusti-<text:line-break/>ciant. Balneis autem utendum crebris, temperatis et cou-<text:line-break/>eisis non propter morbum; fed quod haec ad iucremen-<text:line-break/>tum , nutritionem conformatlonemque concurrant. At<text:line-break/>optimum balneorum tempus habetur, quum hesternum<text:line-break/>alimentum. integre c</text:span></text:span><text:span text:style-name="Default_20_Paragraph_20_Font"><text:span text:style-name="T2">o</text:span></text:span><text:span text:style-name="Default_20_Paragraph_20_Font"><text:span text:style-name="T3">nfectum est et subivit et alterius<text:line-break/>alimenti sumendi obsidet opportunitas, quumque in jecore<text:line-break/>et venis peraeque concoctio facta fuerit. Haec sciet qui<text:line-break/>tibi assidet tuique perpetuo curam gerit medicus , nitui-<text:line-break/>rum perfectam alvi coctionem ex deiectionibus, jecoris et<text:line-break/>venarum ex naturalibus urinis; proinde non a cibo te</text:span></text:span></text:p>
      <text:p text:style-name="P3"><text:span text:style-name="Default_20_Paragraph_20_Font"><text:span text:style-name="T3">balneum inire oportet, ne renum et jecoris obstructio ob-<text:line-break/>oriatur. A balneo etiam quamprimum .vini assumptio vi-<text:line-break/>tanda est; caput enim tentatvinum; aqua temperata prius<text:line-break/>haurienda esu Igitur nem frigidae aquae, non vini, non</text:span></text:span><text:span text:style-name="Default_20_Paragraph_20_Font"><text:span text:style-name="T2">i<text:line-break/></text:span></text:span><text:span text:style-name="Default_20_Paragraph_20_Font"><text:span text:style-name="T3">sythi vel alterius sicerae potio citra laesionem est. Lae-<text:line-break/>dant namque manifeste ipsa ventriculum , jecur et nervos,<text:line-break/>si non temperie, tactu saltem. Profuerit quoque. tibi non<text:line-break/>statim ubi a somno surrexeris lavare, fed prius uti rno-<text:line-break/>tione quadam , interdum etiam mediocri exercitio licet.<text:line-break/>Moderata namque exercitia et alterna , tuae naturae utilia,<text:line-break/>concoctionem , sanguificationem et nutritionem meliorem<text:line-break/>conficiunt, ob idque ad bonam educationem et ad virium<text:line-break/>robur et ad perfectam tertiae concoetionis actionem con-<text:line-break/>ferunt. De his quoque haec sufficiant.</text:span></text:span></text:p>
      <text:h text:style-name="Heading_20_2" text:outline-level="2"><text:span text:style-name="Default_20_Paragraph_20_Font">Caput VllI.</text:span></text:h>
      <text:p text:style-name="P1"><text:span text:style-name="Default_20_Paragraph_20_Font"><text:span text:style-name="T3">Quod si derepente tibi neptuniis oboriatur, nuper pa-<text:line-break/>stus et nauseas percipias, omnia evome aut natura aut</text:span></text:span></text:p>
      <text:p text:style-name="P3"><text:span text:style-name="Default_20_Paragraph_20_Font"><text:span text:style-name="T3">ante provocatus; prout tuo medico rideatur atque somno<text:line-break/>teipsum committe. Quod si . duriora in alvo excrementa<text:line-break/>et diuturna esse suspiceris, haec nisi quid prohibeat, cly-<text:line-break/>stere vacuatus. Si intolerabili dolore crucieris, in calidam<text:line-break/>te projice. Ne tamen ipsa, ut paulo ante diximus , ab-<text:line-break/>utare. .Nam calidae perfusio dolores quodammodo mitigat<text:line-break/>quidem, </text:span></text:span><text:span text:style-name="Default_20_Paragraph_20_Font"><text:span text:style-name="T2">t</text:span></text:span><text:span text:style-name="Default_20_Paragraph_20_Font"><text:span text:style-name="T3">ed vires nostras exsolvit ^quibus morbi causa et<text:line-break/>quidquid inutile est propulsatur. Post vomitus et clysteres<text:line-break/>fomentis et cataplasmatis partes affectae naturae congruis<text:line-break/>medicamentis levare oportet. At fi infixus reni lapis sit,<text:line-break/>acetum , saccharum , acetum scilliticum et quae absolute<text:line-break/>lapides conterunt, assumenda fiunt, quale est decoctum ra-<text:line-break/>dicis graminis, damasonii, adianti, trichomaues et similium.<text:line-break/>Quae si nihil proficiant , lapidibus destruentibus utere,<text:line-break/>ut sunt regiorum asparagorum radices, bdellium Arabiae,<text:line-break/>altheae fiemen, lithospermum, betonica, faxifragum , pu-<text:line-break/>legium, capparis Aegyptiae radix, ficuum domesticarum</text:span></text:span></text:p>
      <text:p text:style-name="P7"><text:span text:style-name="Default_20_Paragraph_20_Font"><text:span text:style-name="T3">femina et his consimilia. Quod si etiam haec eodem modo<text:line-break/>sint irrita, potenter lapides frangentibus utor; potenter<text:line-break/>autem frangit .lapidem Iapis ludamus, .et.si fixus in rene<text:line-break/>sit calculus, masculo utor ; fi in vesica et ob magnitudinem<text:line-break/>non excernatur, foemineum usurna; nam mafculus calcu-</text:span></text:span></text:p>
      <text:p text:style-name="P8"><text:span text:style-name="Default_20_Paragraph_20_Font"><text:span text:style-name="T3">lum in renibus conterit, femineus in vesica. Vitrum<text:line-break/>ustum, lapis Cappadox et paliuri semen; atque. haec vio-<text:line-break/>Ieutius calculos frangunt. Si crassius humor insit corpori<text:line-break/>et urinarum crassarum evacuatione sit opus, crassas urinas<text:line-break/>ducunt cardui radices, rubia et similia. .quod fi frequen-<text:line-break/>tes urinas ducere fuerit opus, frequenter urinas movent</text:span></text:span></text:p>
      <text:p text:style-name="P1"><text:span text:style-name="Default_20_Paragraph_20_Font"><text:span text:style-name="T3">acorus, pastinaca, asserum, ammi et similia. Si natura<text:line-break/>quodammodo in urinarum refusione pigra fuerit, naturam<text:line-break/>excitabunt scordium, chamaedaphne, bryoniae cauliculi et<text:line-break/>quae his paria sunt facultatibus. Diuretica vehementio-<text:line-break/>rem facultatem lapidibus abdicandam habent. Quod si<text:line-break/>diureticorum temperamentum acre sit ob idque calidum<text:line-break/>et siccum, praeterea quoque funt facultatis cogentis et</text:span></text:span></text:p>
      <text:p text:style-name="P3"><text:span text:style-name="Default_20_Paragraph_20_Font"><text:span text:style-name="T3">secernentis collectam ferositatem. Sed quae ignitas con-<text:line-break/>stitutiones in fe non habent, idonea funt; nam incidunt<text:line-break/>opportune et minimum calorem obtinent. Calor enim<text:line-break/>exsiccando calculosam concretionem absumit, non incidit,<text:line-break/>non dividit. Quae vero minus calida cum hoc quod in-<text:line-break/>cidendi facultate polleant, meliora funt, qualia quae prae-<text:line-break/>dicta sunt. Quae vero urinam cient, calida futuat sicca<text:line-break/>atque acria ; quamobrem secernunt quidem scro</text:span></text:span><text:span text:style-name="Default_20_Paragraph_20_Font"><text:span text:style-name="T2">t</text:span></text:span><text:span text:style-name="Default_20_Paragraph_20_Font"><text:span text:style-name="T3">um fan-<text:line-break/>guiuem, sied hujus crassamentum cogunt; proindeque cal-<text:line-break/>culosis non idonea. Haec tamen si tanquam ductoribus<text:line-break/>et vectoribus usu quandoque fuerimus, juvant. At post<text:line-break/>calculi excretionem idoneis medicamentis contemperantis<text:line-break/>bus utere ob viae a calculo inductam rosionem, asperita-<text:line-break/>tem et fervorem; magisque, si magnus et angulosus is<text:line-break/>exstiterit. Postquam vero corpus ante commemoratis con-<text:line-break/>temperantibus maxime attemperatum fuerit, praefervanti-<text:line-break/>bus remediis tum internis tuor externis uteris. Sed haec<text:line-break/>non tantum ut remediorum fumosam asciscunt; imo quo-<text:line-break/>ties praescrvationi studueris, idoneis et conferentibus tam</text:span></text:span></text:p>
      <text:p text:style-name="P3"><text:span text:style-name="Default_20_Paragraph_20_Font"><text:span text:style-name="T3">cibis quam potibus et quae concoquere valeas utitor. Ex<text:line-break/>his enim naturae tuae congruis alimentis, potibus, balneis<text:line-break/>exercitiis et similibus vires roborantur, quemadmodum et<text:line-break/>ex contrariis dejiriuntur. ob virium autem robur fimi-<text:line-break/>lium usus desideratur. His enim roboratis quidquid mor-<text:line-break/>bum creat ac noxium est , profligatur. Haec autem pauca<text:line-break/>non ad institutionem , sed ad brevem recordationem tuus<text:line-break/>ego </text:span></text:span><text:span text:style-name="Default_20_Paragraph_20_Font"><text:span text:style-name="T2">t</text:span></text:span><text:span text:style-name="Default_20_Paragraph_20_Font"><text:span text:style-name="T3">ervus offero. Perfectam enim omnium traditionem<text:line-break/>vetustissimi sapientes docuerunt et exposuerunt. Qui me-<text:line-break/>dicus tibi praeest tuique perpetuo curam gerit, meus<text:line-break/>con</text:span></text:span><text:span text:style-name="Default_20_Paragraph_20_Font"><text:span text:style-name="T2">t</text:span></text:span><text:span text:style-name="Default_20_Paragraph_20_Font"><text:span text:style-name="T3">ervus et haec et veterum scripta et tuae naturae<text:line-break/>congrua me magis et aliis pro viribus humanis con</text:span></text:span><text:span text:style-name="Default_20_Paragraph_20_Font"><text:span text:style-name="T2">t</text:span></text:span><text:span text:style-name="Default_20_Paragraph_20_Font"><text:span text:style-name="T3">e-<text:line-break/>quutus est, quibus edoctus est et ob accuratam naturae<text:line-break/>tuae cognitionem consequi poterit. Quare te huic soli<text:line-break/>committe. Nam ita te sedulo curat, deo teste, ac si quis<text:line-break/>alius. Nam qui norit praecipue quod secundum naturam<text:line-break/>est, celerius caetera noverit, etiam quae praeter naturam<text:line-break/>funt. Mihi erat animus logica paucis scribere, </text:span></text:span><text:span text:style-name="Default_20_Paragraph_20_Font"><text:span text:style-name="T2">l</text:span></text:span><text:span text:style-name="Default_20_Paragraph_20_Font"><text:span text:style-name="T3">ed in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8a</dc:title>
    <dc:subject/>
    <meta:initial-creator>Galien</meta:initial-creator>
    <meta:creation-date>2023-01-16T16:35:00Z</meta:creation-date>
    <dc:date>2023-01-25T14:22:26.306000000</dc:date>
    <meta:editing-cycles>8</meta:editing-cycles>
    <meta:editing-duration>PT4M28S</meta:editing-duration>
    <meta:document-statistic meta:table-count="0" meta:image-count="0" meta:object-count="0" meta:page-count="55" meta:paragraph-count="91" meta:word-count="7633" meta:character-count="52742" meta:non-whitespace-character-count="45200"/>
    <meta:template xlink:type="simple" xlink:actuate="onRequest" xlink:title="" xlink:href="Normal.dotm"/>
  </office:meta>
</office:document-meta>
</file>